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200000019CE083F21EC4EAEAB5.png" manifest:media-type="image/png"/>
  <manifest:file-entry manifest:full-path="Pictures/100000000000029A0000022638C965DB0570248B.png" manifest:media-type="image/png"/>
  <manifest:file-entry manifest:full-path="Pictures/10000000000002190000023839BA99E11E5A1FF1.jpg" manifest:media-type="image/jpeg"/>
  <manifest:file-entry manifest:full-path="Pictures/10000201000003F3000002082AB9256D1DF1C61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6" svg:font-family="Arial"/>
    <style:font-face style:name="Arial2" svg:font-family="Arial" style:font-adornments="Regular"/>
    <style:font-face style:name="Calibri" svg:font-family="Calibri"/>
    <style:font-face style:name="Open Sans" svg:font-family="'Open Sans'"/>
    <style:font-face style:name="Arial" svg:font-family="Arial" style:font-pitch="variable"/>
    <style:font-face style:name="Arial3" svg:font-family="Arial" style:font-adornments="Regular" style:font-pitch="variable"/>
    <style:font-face style:name="Calibri1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1" svg:font-family="'Open Sans'" style:font-pitch="variable"/>
    <style:font-face style:name="Source Han Sans CN1" svg:font-family="'Source Han Sans CN'" style:font-pitch="variable"/>
    <style:font-face style:name="Arial4" svg:font-family="Arial" style:font-family-generic="roman" style:font-pitch="variable"/>
    <style:font-face style:name="Arial5" svg:font-family="Aria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Regular" style:font-family-generic="swiss" style:font-pitch="variable"/>
    <style:font-face style:name="Arial7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Blank_20_with_20_Gray" draw:gradient-step-count="0" presentation:display-footer="false" presentation:display-page-number="false" presentation:display-date-time="false" smil:type="pushWipe" smil:subtype="from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6cm" fo:min-width="26.728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3cm" fo:min-width="26.728cm" fo:padding-top="0cm" fo:padding-bottom="0cm" fo:padding-left="0cm" fo:padding-right="0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1cm" fo:padding-bottom="0.111cm" fo:padding-left="0.223cm" fo:padding-right="0.223cm" fo:wrap-option="wrap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7cm" fo:padding-top="0cm" fo:padding-bottom="0cm" fo:padding-left="0cm" fo:padding-right="0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6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7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8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38cm" draw:shadow-color="#000000" draw:shadow-opacity="50%"/>
    </style:style>
    <style:style style:name="pr13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4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9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2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</style:style>
    <style:style style:name="pr24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Default-title">
      <style:graphic-properties draw:auto-grow-height="true" fo:min-height="3.506cm"/>
    </style:style>
    <style:style style:name="pr28" style:family="presentation" style:parent-style-name="Default-outline1">
      <style:graphic-properties fo:min-height="10.798cm"/>
    </style:style>
    <style:style style:name="pr29" style:family="presentation" style:parent-style-name="Default-notes">
      <style:graphic-properties draw:fill-color="#ffffff" draw:auto-grow-height="true" fo:min-height="11.429cm"/>
    </style:style>
    <style:style style:name="pr30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5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7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</style:style>
    <style:style style:name="pr38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0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1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2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3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4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</style:style>
    <style:style style:name="pr45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0.8999996185303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14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text-properties fo:font-size="36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6pt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25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26" style:family="paragraph">
      <style:text-properties fo:font-size="24pt"/>
    </style:style>
    <style:style style:name="P2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30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3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18pt" style:font-size-complex="18pt"/>
    </style:style>
    <style:style style:name="P3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18pt" style:font-size-complex="18pt"/>
    </style:style>
    <style:style style:name="P3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18pt" style:font-size-complex="18pt"/>
    </style:style>
    <style:style style:name="P34" style:family="paragraph">
      <loext:graphic-properties draw:fill="none"/>
      <style:paragraph-properties fo:text-align="start" style:font-independent-line-spacing="true"/>
      <style:text-properties fo:font-size="20pt" style:font-size-asian="18pt" style:font-size-complex="18pt"/>
    </style:style>
    <style:style style:name="P3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6.3999996185303pt"/>
    </style:style>
    <style:style style:name="P37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pt"/>
    </style:style>
    <style:style style:name="P39" style:family="paragraph">
      <loext:graphic-properties draw:fill="none" draw:fill-color="#ffffff"/>
      <style:paragraph-properties fo:text-align="start" style:font-independent-line-spacing="true"/>
      <style:text-properties fo:font-size="10pt"/>
    </style:style>
    <style:style style:name="P40" style:family="paragraph">
      <loext:graphic-properties draw:fill-color="#ffffff"/>
    </style:style>
    <style:style style:name="P41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36pt" style:font-size-asian="32pt" style:font-size-complex="32pt"/>
    </style:style>
    <style:style style:name="P42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  <style:text-properties fo:font-size="36pt" style:font-size-asian="32pt" style:font-size-complex="32pt"/>
    </style:style>
    <style:style style:name="P4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36pt" style:font-size-asian="32pt" style:font-size-complex="32pt"/>
    </style:style>
    <style:style style:name="P4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font-size="36pt" style:font-size-asian="32pt" style:font-size-complex="32pt"/>
    </style:style>
    <style:style style:name="P45" style:family="paragraph">
      <loext:graphic-properties draw:fill="none"/>
      <style:paragraph-properties fo:text-align="start" style:font-independent-line-spacing="true"/>
      <style:text-properties fo:font-size="36pt" style:font-size-asian="32pt" style:font-size-complex="32pt"/>
    </style:style>
    <style:style style:name="P4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24pt" style:font-size-complex="24pt"/>
    </style:style>
    <style:style style:name="P4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24pt" style:font-size-complex="24pt"/>
    </style:style>
    <style:style style:name="P4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24pt" style:font-size-complex="24pt"/>
    </style:style>
    <style:style style:name="P49" style:family="paragraph">
      <loext:graphic-properties draw:fill="none"/>
      <style:paragraph-properties fo:text-align="start" style:font-independent-line-spacing="true"/>
      <style:text-properties fo:font-size="32pt" style:font-size-asian="24pt" style:font-size-complex="24pt"/>
    </style:style>
    <style:style style:name="P50" style:family="paragraph">
      <style:text-properties fo:font-size="10pt" style:font-size-asian="24pt" style:font-size-complex="24pt"/>
    </style:style>
    <style:style style:name="P51" style:family="paragraph">
      <loext:graphic-properties draw:fill-color="#ffffff"/>
      <style:text-properties fo:font-size="10pt" style:font-size-asian="24pt" style:font-size-complex="24pt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9.7000007629394pt" style:font-size-asian="32pt" style:font-size-complex="32pt"/>
    </style:style>
    <style:style style:name="P5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6pt"/>
    </style:style>
    <style:style style:name="P54" style:family="paragraph">
      <style:paragraph-properties fo:margin-left="2.4cm" fo:margin-right="0cm" fo:margin-top="0.4cm" fo:margin-bottom="0cm" fo:line-height="100%" fo:text-align="start" fo:text-indent="-0.529cm" style:writing-mode="lr-tb">
        <style:tab-stops>
          <style:tab-stop style:position="0cm"/>
        </style:tab-stops>
      </style:paragraph-properties>
      <style:text-properties fo:font-size="36pt"/>
    </style:style>
    <style:style style:name="P55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56" style:family="paragraph">
      <style:paragraph-properties fo:margin-left="0cm" fo:margin-right="0cm" fo:margin-top="0.4cm" fo:margin-bottom="0cm" fo:line-height="100%" fo:text-align="start" fo:text-indent="0cm" style:writing-mode="lr-tb"/>
      <style:text-properties fo:font-size="36pt"/>
    </style:style>
    <style:style style:name="P5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8" style:family="paragraph">
      <style:paragraph-properties fo:margin-left="1.27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2.54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0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61" style:family="paragraph">
      <style:text-properties fo:font-size="32pt" style:font-size-asian="32pt" style:font-size-complex="32pt"/>
    </style:style>
    <style:style style:name="P6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2pt" style:font-size-asian="32pt" style:font-size-complex="32pt"/>
    </style:style>
    <style:style style:name="P6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6" fo:font-size="52pt" fo:letter-spacing="normal" fo:font-style="normal" style:text-underline-style="none" fo:font-weight="normal" style:font-name-asian="Arial6" style:font-size-asian="52pt" style:font-style-asian="normal" style:font-weight-asian="normal" style:font-name-complex="Arial6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6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6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6" fo:font-size="44pt" fo:letter-spacing="normal" fo:font-style="normal" style:text-underline-style="none" fo:font-weight="normal" style:font-name-asian="Arial6" style:font-size-asian="44pt" style:font-style-asian="normal" style:font-weight-asian="normal" style:font-name-complex="Arial6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6" fo:font-size="32pt" fo:letter-spacing="normal" fo:font-style="normal" style:text-underline-style="none" fo:font-weight="normal" style:font-name-asian="Arial6" style:font-size-asian="32pt" style:font-style-asian="normal" style:font-weight-asian="normal" style:font-name-complex="Arial6" style:font-size-complex="32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6" fo:font-size="40pt" fo:letter-spacing="normal" fo:font-style="normal" style:text-underline-style="none" fo:font-weight="normal" style:font-name-asian="Arial6" style:font-size-asian="40pt" style:font-style-asian="normal" style:font-weight-asian="normal" style:font-name-complex="Arial6" style:font-size-complex="4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6" fo:font-size="24pt" fo:letter-spacing="normal" fo:font-style="normal" style:text-underline-style="none" fo:font-weight="normal" style:font-name-asian="Arial6" style:font-size-asian="28pt" style:font-style-asian="normal" style:font-weight-asian="normal" style:font-name-complex="Arial6" style:font-size-complex="2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6" fo:font-size="10pt" fo:letter-spacing="normal" fo:font-style="normal" style:text-underline-style="none" fo:font-weight="normal" style:font-name-asian="Arial6" style:font-size-asian="10pt" style:font-style-asian="normal" style:font-weight-asian="normal" style:font-name-complex="Arial6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6" fo:font-size="36pt" fo:letter-spacing="normal" fo:font-style="normal" style:text-underline-style="none" fo:font-weight="normal" style:font-name-asian="Arial6" style:font-size-asian="32pt" style:font-style-asian="normal" style:font-weight-asian="normal" style:font-name-complex="Arial6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6" fo:font-size="36pt" fo:letter-spacing="normal" fo:font-style="normal" style:text-underline-style="none" fo:font-weight="normal" style:font-name-asian="Arial6" style:font-size-asian="28pt" style:font-style-asian="normal" style:font-weight-asian="normal" style:font-name-complex="Arial6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6" fo:font-size="36pt" fo:letter-spacing="normal" fo:font-style="normal" style:text-underline-style="none" fo:font-weight="normal" style:font-name-asian="Arial6" style:font-size-asian="24pt" style:font-style-asian="normal" style:font-weight-asian="normal" style:font-name-complex="Arial6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6" fo:font-size="18pt" fo:letter-spacing="normal" fo:font-style="normal" style:text-underline-style="none" fo:font-weight="normal" style:font-name-asian="Arial6" style:font-size-asian="18pt" style:font-style-asian="normal" style:font-weight-asian="normal" style:font-name-complex="Arial6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5" style:family="text">
      <style:text-properties fo:font-size="24pt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6" fo:font-size="18pt" fo:letter-spacing="normal" fo:font-style="normal" style:text-underline-style="none" fo:font-weight="normal" style:font-name-asian="Arial6" style:font-size-asian="18pt" style:font-style-asian="normal" style:font-weight-asian="normal" style:font-name-complex="Arial6" style:font-size-complex="18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6" fo:font-size="32pt" fo:letter-spacing="normal" fo:font-style="normal" style:text-underline-style="none" fo:font-weight="normal" style:font-name-asian="Arial6" style:font-size-asian="32pt" style:font-style-asian="normal" style:font-weight-asian="normal" style:font-name-complex="Arial6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6" fo:font-size="20pt" fo:letter-spacing="normal" fo:font-style="normal" style:text-underline-style="none" fo:font-weight="normal" style:font-name-asian="Arial6" style:font-size-asian="18pt" style:font-style-asian="normal" style:font-weight-asian="normal" style:font-name-complex="Arial6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6" fo:font-size="20pt" fo:letter-spacing="normal" fo:font-style="normal" style:text-underline-style="none" fo:font-weight="normal" style:font-name-asian="Arial6" style:font-size-asian="20pt" style:font-style-asian="normal" style:font-weight-asian="normal" style:font-name-complex="Arial6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6" fo:font-size="24pt" fo:letter-spacing="normal" fo:font-style="normal" style:text-underline-style="none" fo:font-weight="normal" style:font-name-asian="Arial6" style:font-size-asian="32pt" style:font-style-asian="normal" style:font-weight-asian="normal" style:font-name-complex="Arial6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6" fo:font-size="50pt" fo:letter-spacing="normal" fo:font-style="normal" style:text-underline-style="none" fo:font-weight="normal" style:font-name-asian="Arial6" style:font-size-asian="50pt" style:font-style-asian="normal" style:font-weight-asian="normal" style:font-name-complex="Arial6" style:font-size-complex="50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6" fo:font-size="36pt" fo:letter-spacing="normal" fo:font-style="normal" style:text-underline-style="none" fo:font-weight="normal" style:font-name-asian="Arial6" style:font-size-asian="32pt" style:font-style-asian="normal" style:font-weight-asian="normal" style:font-name-complex="Arial6" style:font-size-complex="32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Arial6" fo:font-size="32pt" fo:letter-spacing="normal" fo:font-style="normal" style:text-underline-style="none" fo:font-weight="normal" style:font-name-asian="Arial6" style:font-size-asian="24pt" style:font-style-asian="normal" style:font-weight-asian="normal" style:font-name-complex="Arial6" style:font-size-complex="24pt" style:font-style-complex="normal" style:font-weight-complex="normal"/>
    </style:style>
    <style:style style:name="T26" style:family="text">
      <style:text-properties fo:font-size="10pt" style:font-size-asian="24pt" style:font-size-complex="24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6" fo:font-size="11pt" fo:letter-spacing="normal" fo:font-style="normal" style:text-underline-style="none" fo:font-weight="bold" style:font-name-asian="Arial6" style:font-size-asian="11pt" style:font-style-asian="normal" style:font-weight-asian="bold" style:font-name-complex="Arial6" style:font-size-complex="11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6" fo:font-size="9pt" fo:letter-spacing="normal" fo:font-style="normal" style:text-underline-style="none" fo:font-weight="normal" style:font-name-asian="Arial6" style:font-size-asian="9pt" style:font-style-asian="normal" style:font-weight-asian="normal" style:font-name-complex="Arial6" style:font-size-complex="9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6" fo:font-size="9pt" fo:letter-spacing="normal" fo:font-style="normal" style:text-underline-style="solid" style:text-underline-width="auto" style:text-underline-color="font-color" fo:font-weight="normal" style:font-name-asian="Arial6" style:font-size-asian="9pt" style:font-style-asian="normal" style:font-weight-asian="normal" style:font-name-complex="Arial6" style:font-size-complex="9pt" style:font-style-complex="normal" style:font-weight-complex="normal"/>
    </style:style>
    <style:style style:name="T30" style:family="text">
      <style:text-properties fo:font-variant="normal" fo:text-transform="none" fo:color="#0097a7" style:text-line-through-style="none" style:text-line-through-type="none" style:text-position="0% 100%" style:font-name="Arial6" fo:font-size="30pt" fo:letter-spacing="normal" fo:font-style="normal" style:text-underline-style="solid" style:text-underline-width="auto" style:text-underline-color="font-color" fo:font-weight="normal" style:font-name-asian="Arial6" style:font-size-asian="30pt" style:font-style-asian="normal" style:font-weight-asian="normal" style:font-name-complex="Arial6" style:font-size-complex="30pt" style:font-style-complex="normal" style:font-weight-complex="normal"/>
    </style:style>
    <style:style style:name="T31" style:family="text">
      <style:text-properties fo:font-variant="normal" fo:text-transform="none" fo:color="#0097a7" style:text-line-through-style="none" style:text-line-through-type="none" style:text-position="0% 100%" style:font-name="Arial6" fo:font-size="32pt" fo:letter-spacing="normal" fo:font-style="normal" style:text-underline-style="solid" style:text-underline-width="auto" style:text-underline-color="font-color" fo:font-weight="normal" style:font-name-asian="Arial6" style:font-size-asian="32pt" style:font-style-asian="normal" style:font-weight-asian="normal" style:font-name-complex="Arial6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6" fo:font-size="60pt" fo:letter-spacing="normal" fo:font-style="normal" style:text-underline-style="none" fo:font-weight="normal" style:font-name-asian="Arial6" style:font-size-asian="60pt" style:font-style-asian="normal" style:font-weight-asian="normal" style:font-name-complex="Arial6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6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6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8cm" text:min-label-width="0.89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name="Google Shape;63;p14" presentation:style-name="pr1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Workshop GIT</text:span></text:p>
          </draw:text-box>
        </draw:frame>
        <draw:frame draw:name="Google Shape;64;p14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A practical guide for using GIT.</text:span></text:p>
          </draw:text-box>
        </draw:frame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name="Google Shape;59;g75b324c55a_0_470:notes" draw:style-name="gr1" draw:layer="layout" svg:width="17.96cm" svg:height="9.524cm" svg:x="0.544cm" svg:y="1.93cm" draw:page-number="1" presentation:class="page"/>
          <draw:frame draw:name="Google Shape;60;g75b324c55a_0_47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1;g75b324c55a_0_4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1">
        <draw:custom-shape draw:name="Google Shape;69;p15" draw:style-name="gr2" draw:text-style-name="P7" draw:layer="layout" svg:width="26.727cm" svg:height="3.505cm" svg:x="1.484cm" svg:y="0.837cm">
          <text:p text:style-name="P1"><text:span text:style-name="T4">Who am I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10" draw:layer="layout" svg:width="26.727cm" svg:height="12.177cm" svg:x="1.484cm" svg:y="4.913cm">
          <text:p text:style-name="P8"><text:span text:style-name="T5">Rick van Ek</text:span></text:p>
          <text:p text:style-name="P8"><text:span text:style-name="T5"/></text:p>
          <text:p text:style-name="P9"><text:span text:style-name="T5">DevOps database engineer/DBA</text:span></text:p>
          <text:p text:style-name="P9"><text:span text:style-name="T5">Independend since 1996</text:span></text:p>
          <text:p text:style-name="P9"><text:span text:style-name="T5">Basetide associate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66;g6b7ddaa06a_0_11:notes" presentation:style-name="pr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67;g6b7ddaa06a_0_11:notes" draw:style-name="gr1" draw:layer="layout" svg:width="17.96cm" svg:height="9.524cm" svg:x="0.544cm" svg:y="1.93cm" draw:page-number="2" presentation:class="page"/>
        </presentation:notes>
      </draw:page>
      <draw:page draw:name="page3" draw:style-name="dp3" draw:master-page-name="Default" presentation:presentation-page-layout-name="AL2T11">
        <draw:custom-shape draw:name="Google Shape;76;p16" draw:style-name="gr2" draw:text-style-name="P7" draw:layer="layout" svg:width="26.727cm" svg:height="3.505cm" svg:x="1.484cm" svg:y="0.837cm">
          <text:p text:style-name="P1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4" draw:text-style-name="P13" draw:layer="layout" svg:width="26.727cm" svg:height="12.177cm" svg:x="1.484cm" svg:y="4.913cm">
          <text:list text:style-name="L1">
            <text:list-item>
              <text:p><text:span text:style-name="T5">Basic of Git.</text:span></text:p>
            </text:list-item>
            <text:list-item>
              <text:p><text:span text:style-name="T5">Git on the client.</text:span></text:p>
            </text:list-item>
            <text:list-item>
              <text:p><text:span text:style-name="T5">Git server.</text:span></text:p>
            </text:list-item>
            <text:list-item>
              <text:p><text:span text:style-name="T5">Multiple repositories.</text:span></text:p>
            </text:list-item>
            <text:list-item>
              <text:p><text:span text:style-name="T5">Git cli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73;g6b7ddaa06a_0_19:notes" presentation:style-name="pr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74;g6b7ddaa06a_0_19:notes" draw:style-name="gr1" draw:layer="layout" svg:width="17.96cm" svg:height="9.524cm" svg:x="0.544cm" svg:y="1.93cm" draw:page-number="3" presentation:class="page"/>
        </presentation:notes>
      </draw:page>
      <draw:page draw:name="page4" draw:style-name="dp3" draw:master-page-name="Default" presentation:presentation-page-layout-name="AL2T11">
        <draw:custom-shape draw:name="Google Shape;83;p17" draw:style-name="gr2" draw:text-style-name="P7" draw:layer="layout" svg:width="26.727cm" svg:height="3.505cm" svg:x="1.484cm" svg:y="0.837cm">
          <text:p text:style-name="P1"><text:span text:style-name="T4">What is G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5" draw:text-style-name="P13" draw:layer="layout" svg:width="26.727cm" svg:height="12.177cm" svg:x="1.484cm" svg:y="4.913cm">
          <text:list text:style-name="L1">
            <text:list-item>
              <text:p><text:span text:style-name="T5">A distributed source control system</text:span></text:p>
            </text:list-item>
            <text:list-item>
              <text:p><text:span text:style-name="T5">Strong support for non linear development</text:span></text:p>
            </text:list-item>
            <text:list-item>
              <text:p><text:span text:style-name="T5">Different way of versioning files. </text:span></text:p>
            </text:list-item>
            <text:list-item>
              <text:p><text:span text:style-name="T5">Most work is happening locally</text:span></text:p>
            </text:list-item>
            <text:list-item>
              <text:p><text:span text:style-name="T5">It is just as easy to screw up as in any other system.</text:span></text:p>
            </text:list-item>
          </text:list>
          <text:p text:style-name="P1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7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80;g6b7ddaa06a_0_24:notes" presentation:style-name="pr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81;g6b7ddaa06a_0_24:notes" draw:style-name="gr1" draw:layer="layout" svg:width="17.96cm" svg:height="9.524cm" svg:x="0.544cm" svg:y="1.93cm" draw:page-number="4" presentation:class="page"/>
        </presentation:notes>
      </draw:page>
      <draw:page draw:name=" GIT, what happens under the hood" draw:style-name="dp3" draw:master-page-name="Default" presentation:presentation-page-layout-name="AL2T11">
        <draw:frame draw:name="Google Shape;91;p18" presentation:style-name="pr9" draw:text-style-name="P15" draw:layer="layout" svg:width="26.726cm" svg:height="3.503cm" svg:x="1.485cm" svg:y="0.837cm" presentation:class="title" presentation:user-transformed="true">
          <draw:text-box>
            <text:p text:style-name="P8"><text:span text:style-name="T7"><text:s/></text:span><text:span text:style-name="T7">GIT, what happens under the hood</text:span></text:p>
          </draw:text-box>
        </draw:frame>
        <draw:frame draw:name="Google Shape;92;p18" presentation:style-name="pr10" draw:text-style-name="P17" draw:layer="layout" svg:width="26.726cm" svg:height="12.177cm" svg:x="1.485cm" svg:y="4.913cm" presentation:class="outline" presentation:user-transformed="true">
          <draw:text-box>
            <text:p text:style-name="P16"><text:span text:style-name="T8">Git thinks of its data more like a series of snapshots of a miniature </text:span><text:span text:style-name="T8">filesystem. With Git, every time you commit, or save the state of your </text:span><text:span text:style-name="T8">project, Git basically takes a picture of what all your files look like at </text:span><text:span text:style-name="T8">that moment and stores a reference to that snapshot. To be efficient, if </text:span><text:span text:style-name="T8">files have not changed, Git doesn’t store the file again, just a link to the </text:span><text:span text:style-name="T8">previous identical file it has already stored. Git thinks about its data </text:span><text:span text:style-name="T8">more like a stream of snapshots</text:span><text:span text:style-name="T2">.</text:span></text:p>
          </draw:text-box>
        </draw:frame>
        <draw:frame draw:name="Google Shape;93;p18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87;g6ba380b016_0_8:notes" draw:style-name="gr1" draw:layer="layout" svg:width="17.96cm" svg:height="9.524cm" svg:x="0.544cm" svg:y="1.93cm" draw:page-number="5" presentation:class="page"/>
          <draw:frame draw:name="Google Shape;88;g6ba380b016_0_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;g6ba380b016_0_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local repository" draw:style-name="dp3" draw:master-page-name="Default">
        <draw:frame draw:name="Google Shape;99;p19" presentation:style-name="pr12" draw:text-style-name="P18" draw:layer="layout" svg:width="27.674cm" svg:height="3.436cm" svg:x="1.012cm" svg:y="8.781cm" presentation:class="title" presentation:user-transformed="true">
          <draw:text-box>
            <text:p text:style-name="P1"><text:span text:style-name="T4">GIT local repository</text:span></text:p>
          </draw:text-box>
        </draw:frame>
        <draw:frame draw:name="Google Shape;100;p19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95;g75b324c55a_0_879:notes" draw:style-name="gr1" draw:layer="layout" svg:width="17.96cm" svg:height="9.524cm" svg:x="0.544cm" svg:y="1.93cm" draw:page-number="6" presentation:class="page"/>
          <draw:frame draw:name="Google Shape;96;g75b324c55a_0_87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7;g75b324c55a_0_87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7" draw:style-name="dp3" draw:master-page-name="Default" presentation:presentation-page-layout-name="AL2T11">
        <draw:custom-shape draw:name="Google Shape;105;p20" draw:style-name="gr2" draw:text-style-name="P7" draw:layer="layout" svg:width="26.727cm" svg:height="3.505cm" svg:x="1.484cm" svg:y="0.837cm">
          <text:p text:style-name="P1"><text:span text:style-name="T4">What happens in g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20" draw:style-name="gr6" draw:text-style-name="P21" draw:layer="layout" svg:width="11.029cm" svg:height="10.998cm" svg:x="10.268cm" svg:y="5.333cm">
          <draw:image xlink:href="Pictures/10000000000002190000023839BA99E11E5A1FF1.jpg" xlink:type="simple" xlink:show="embed" xlink:actuate="onLoad" loext:mime-type="image/jpeg">
            <text:p/>
          </draw:image>
        </draw:frame>
        <draw:frame draw:name="Google Shape;107;p20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102;g6b7ddaa06a_0_29:notes" presentation:style-name="pr15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03;g6b7ddaa06a_0_29:notes" draw:style-name="gr1" draw:layer="layout" svg:width="17.96cm" svg:height="9.524cm" svg:x="0.544cm" svg:y="1.93cm" draw:page-number="7" presentation:class="page"/>
        </presentation:notes>
      </draw:page>
      <draw:page draw:name="page8" draw:style-name="dp3" draw:master-page-name="Default" presentation:presentation-page-layout-name="AL2T11">
        <draw:custom-shape draw:name="Google Shape;112;p21" draw:style-name="gr2" draw:text-style-name="P7" draw:layer="layout" svg:width="26.727cm" svg:height="3.505cm" svg:x="1.484cm" svg:y="0.837cm">
          <text:p text:style-name="P1"><text:span text:style-name="T4">Creating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7" draw:text-style-name="P23" draw:layer="layout" svg:width="26.727cm" svg:height="12.177cm" svg:x="1.484cm" svg:y="4.913cm">
          <text:list text:style-name="L1">
            <text:list-item>
              <text:p text:style-name="P22"><text:span text:style-name="T10">Commands :</text:span></text:p>
              <text:list>
                <text:list-header>
                  <text:p text:style-name="P22"><text:span text:style-name="T11">-Git init </text:span></text:p>
                </text:list-header>
              </text:list>
            </text:list-item>
            <text:list-item>
              <text:p text:style-name="P22"><text:span text:style-name="T10">Creates :</text:span></text:p>
              <text:list>
                <text:list-header>
                  <text:p text:style-name="P22"><text:span text:style-name="T11">-.git <text:s/>(directory with config file and index)</text:span></text:p>
                  <text:p text:style-name="P22"><text:span text:style-name="T11">-.gitignore (file in root of repository)</text:span></text:p>
                  <text:list>
                    <text:list-header>
                      <text:p text:style-name="P22"><text:span text:style-name="T12">.Excluding : logfiles, tmp files, lock files etc…</text:span></text:p>
                      <text:p text:style-name="P22"><text:span text:style-name="T12">.templates on internet</text:span></text:p>
                    </text:list-header>
                  </text:list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1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09;g6b7ddaa06a_0_39:notes" draw:style-name="gr1" draw:layer="layout" svg:width="17.96cm" svg:height="9.524cm" svg:x="0.544cm" svg:y="1.93cm" draw:page-number="8" presentation:class="page"/>
          <draw:frame draw:name="Google Shape;110;g6b7ddaa06a_0_39:notes" presentation:style-name="pr16" draw:text-style-name="P24" draw:layer="layout" svg:width="15.239cm" svg:height="11.428cm" svg:x="1.905cm" svg:y="12.065cm" presentation:class="notes" presentation:user-transformed="true">
            <draw:text-box>
              <text:p text:style-name="P8"><text:span text:style-name="T13">.gitignore , <text:s/>needs to be created by yourself. <text:s/>But experience learned me. <text:s/>You cannot do without, it really helps to keep your branch clean.</text:span></text:p>
              <text:p text:style-name="P8"><text:span text:style-name="T13"/></text:p>
            </draw:text-box>
          </draw:frame>
        </presentation:notes>
      </draw:page>
      <draw:page draw:name="Git branches" draw:style-name="dp3" draw:master-page-name="Default" presentation:presentation-page-layout-name="AL2T11">
        <draw:frame draw:name="Google Shape;120;p22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Git branches</text:span></text:p>
          </draw:text-box>
        </draw:frame>
        <draw:frame draw:name="Google Shape;121;p22" presentation:style-name="pr10" draw:text-style-name="P17" draw:layer="layout" svg:width="26.726cm" svg:height="12.177cm" svg:x="1.485cm" svg:y="4.913cm" presentation:class="outline" presentation:user-transformed="true">
          <draw:text-box>
            <text:list text:style-name="L3">
              <text:list-item>
                <text:p>Why we need branches?</text:p>
              </text:list-item>
              <text:list-item>
                <text:p>How to make branches.</text:p>
              </text:list-item>
              <text:list-item>
                <text:p>How to clean them up .</text:p>
              </text:list-item>
              <text:list-item>
                <text:p>This is what we will push to remote repository..</text:p>
              </text:list-item>
            </text:list>
          </draw:text-box>
        </draw:frame>
        <draw:frame draw:name="Google Shape;122;p22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16;g758b603569_0_12:notes" draw:style-name="gr1" draw:layer="layout" svg:width="17.96cm" svg:height="9.524cm" svg:x="0.544cm" svg:y="1.93cm" draw:page-number="9" presentation:class="page"/>
          <draw:frame draw:name="Google Shape;117;g758b603569_0_12:notes" presentation:style-name="pr17" draw:text-style-name="P24" draw:layer="layout" svg:width="15.239cm" svg:height="11.429cm" svg:x="1.905cm" svg:y="12.065cm" presentation:class="notes" presentation:user-transformed="true">
            <draw:text-box>
              <text:p text:style-name="P8"><text:span text:style-name="T14">We need to merge code to get changes from different sources aligned. <text:s/>This cannot happen if someone is changing directly on the master. <text:s text:c="2"/></text:span></text:p>
            </draw:text-box>
          </draw:frame>
          <draw:frame draw:name="Google Shape;118;g758b603569_0_1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0" draw:style-name="dp3" draw:master-page-name="Default" presentation:presentation-page-layout-name="AL2T11">
        <draw:custom-shape draw:name="Google Shape;127;p23" draw:style-name="gr2" draw:text-style-name="P7" draw:layer="layout" svg:width="26.727cm" svg:height="3.505cm" svg:x="1.484cm" svg:y="0.837cm">
          <text:p text:style-name="P1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1" draw:layer="layout" svg:width="18.835cm" svg:height="9.132cm" svg:x="5.429cm" svg:y="4.913cm">
          <draw:image xlink:href="Pictures/10000201000003F3000002082AB9256D1DF1C619.png" xlink:type="simple" xlink:show="embed" xlink:actuate="onLoad" loext:mime-type="image/png">
            <text:p/>
          </draw:image>
        </draw:frame>
        <draw:frame draw:name="Google Shape;129;p23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124;g6b7ddaa06a_0_49:notes" presentation:style-name="pr1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0" presentation:class="page"/>
        </presentation:notes>
      </draw:page>
      <draw:page draw:name=" Working with branches " draw:style-name="dp3" draw:master-page-name="Default" presentation:presentation-page-layout-name="AL2T11">
        <draw:frame draw:name="Google Shape;135;p24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orking with branches </text:span></text:p>
          </draw:text-box>
        </draw:frame>
        <draw:frame draw:name="Google Shape;136;p24" presentation:style-name="Default-outline1" draw:text-style-name="P26" draw:layer="layout" svg:width="26.726cm" svg:height="12.177cm" svg:x="1.485cm" svg:y="4.913cm" presentation:class="outline" presentation:user-transformed="true">
          <draw:text-box>
            <text:list text:style-name="L3">
              <text:list-item>
                <text:p><text:span text:style-name="T15">git branch &lt;name&gt;</text:span></text:p>
              </text:list-item>
              <text:list-item>
                <text:p><text:span text:style-name="T15">git checkout &lt;name&gt;</text:span></text:p>
                <text:list>
                  <text:list-item>
                    <text:p><text:span text:style-name="T15">&lt;-- <text:s/>do your work-- &gt;</text:span></text:p>
                  </text:list-item>
                </text:list>
              </text:list-item>
              <text:list-item>
                <text:p><text:span text:style-name="T15">git add <text:s/>[ . | all | filename ]</text:span></text:p>
              </text:list-item>
              <text:list-item>
                <text:p><text:span text:style-name="T15">git commit <text:s/>-m &lt;comment&gt;</text:span></text:p>
              </text:list-item>
              <text:list-item>
                <text:p><text:span text:style-name="T15">git status</text:span></text:p>
              </text:list-item>
              <text:list-item>
                <text:p><text:span text:style-name="T15">git diff </text:span></text:p>
              </text:list-item>
            </text:list>
            <text:p><text:span text:style-name="T15"/></text:p>
          </draw:text-box>
        </draw:frame>
        <draw:frame draw:name="Google Shape;137;p24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31;g6ba380b016_0_0:notes" draw:style-name="gr1" draw:layer="layout" svg:width="17.96cm" svg:height="9.524cm" svg:x="0.544cm" svg:y="1.93cm" draw:page-number="11" presentation:class="page"/>
          <draw:frame draw:name="Google Shape;132;g6ba380b016_0_0:notes" presentation:style-name="pr17" draw:text-style-name="P24" draw:layer="layout" svg:width="15.239cm" svg:height="11.429cm" svg:x="1.905cm" svg:y="12.065cm" presentation:class="notes" presentation:user-transformed="true">
            <draw:text-box>
              <text:p text:style-name="P8"><text:span text:style-name="T14">git branch --list <text:s text:c="3"/>( listing local branches ) <text:s text:c="2"/>git branch --all <text:s/>( listing local and remote branches ) <text:s text:c="3"/>git branch -d &lt;name&gt; ( delete branche )</text:span></text:p>
              <text:p text:style-name="P8"><text:span text:style-name="T14">git checkout &lt;name&gt; <text:s text:c="2"/>( <text:s/>switches to the named branch, <text:s/>see help to create and start in new branch <text:s text:c="2"/>git checkout <text:s/>-b &lt;name &gt; )</text:span></text:p>
              <text:p text:style-name="P8"><text:span text:style-name="T14">git-status - </text:span><text:span text:style-name="T14"><text:tab/></text:span><text:span text:style-name="T14"><text:tab/></text:span><text:span text:style-name="T14">(Show the working tree status)</text:span></text:p>
              <text:p text:style-name="P8"><text:span text:style-name="T14">git-diff - </text:span><text:span text:style-name="T14"><text:tab/></text:span><text:span text:style-name="T14"><text:tab/></text:span><text:span text:style-name="T14">(Show changes between commits, commit and working tree, etc)</text:span></text:p>
              <text:p text:style-name="P8"><text:span text:style-name="T14">!! watchout when using a force, <text:s/>could leave it in a corrupted state.</text:span></text:p>
              <text:p text:style-name="P8"><text:span text:style-name="T14"/></text:p>
              <text:p text:style-name="P8"><text:span text:style-name="T14">git add <text:s text:c="9"/>( Add file contents to the index) </text:span></text:p>
              <text:p text:style-name="P8"><text:span text:style-name="T14">git commit -m &lt;commit&gt; <text:s text:c="2"/>( Record changes to the repository)</text:span></text:p>
            </draw:text-box>
          </draw:frame>
          <draw:frame draw:name="Google Shape;133;g6ba380b016_0_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" draw:style-name="dp3" draw:master-page-name="Default" presentation:presentation-page-layout-name="AL2T11">
        <draw:frame draw:name="Google Shape;143;p25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GIT commit</text:span></text:p>
          </draw:text-box>
        </draw:frame>
        <draw:frame draw:name="Google Shape;144;p25" presentation:style-name="pr10" draw:text-style-name="P17" draw:layer="layout" svg:width="26.726cm" svg:height="12.177cm" svg:x="1.485cm" svg:y="4.913cm" presentation:class="outline" presentation:user-transformed="true">
          <draw:text-box>
            <text:p text:style-name="P27"><text:span text:style-name="T16"/></text:p>
            <text:p><text:s/>Basically you cannot commit to much.</text:p>
            <text:p text:style-name="P28"><text:span text:style-name="T17"><text:s/></text:span></text:p>
          </draw:text-box>
        </draw:frame>
        <draw:frame draw:name="Google Shape;145;p25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39;g75b324c55a_0_853:notes" draw:style-name="gr1" draw:layer="layout" svg:width="17.96cm" svg:height="9.524cm" svg:x="0.544cm" svg:y="1.93cm" draw:page-number="12" presentation:class="page"/>
          <draw:frame draw:name="Google Shape;140;g75b324c55a_0_853:notes" presentation:style-name="pr19" draw:text-style-name="P30" draw:layer="layout" svg:width="15.239cm" svg:height="11.429cm" svg:x="1.905cm" svg:y="12.065cm" presentation:class="notes" presentation:user-transformed="true">
            <draw:text-box>
              <text:p text:style-name="P29"><text:span text:style-name="T18">DESCRIPTION</text:span></text:p>
              <text:p text:style-name="P29"><text:span text:style-name="T18"><text:s text:c="7"/></text:span><text:span text:style-name="T18">Create a new commit containing the current contents of the index and the given log message describing the changes. The new commit is a direct child of HEAD, usually the tip of the</text:span></text:p>
              <text:p text:style-name="P29"><text:span text:style-name="T18"><text:s text:c="7"/></text:span><text:span text:style-name="T18">current branch, and the branch is updated to point to it (unless no branch is associated with the working tree, in which case HEAD is "detached" as described in git-checkout(1)).</text:span></text:p>
              <text:p text:style-name="P29"><text:span text:style-name="T18"><text:s text:c="7"/></text:span><text:span text:style-name="T18">The content to be committed can be specified in several ways:</text:span></text:p>
              <text:p text:style-name="P29"><text:span text:style-name="T18"><text:s text:c="8"/></text:span><text:span text:style-name="T18">1. by using git-add(1) to incrementally "add" changes to the index before using the commit command (Note: even modified files must be "added");</text:span></text:p>
              <text:p text:style-name="P29"><text:span text:style-name="T18"><text:s text:c="8"/></text:span><text:span text:style-name="T18">2. by using git-rm(1) to remove files from the working tree and the index, again before using the commit command;</text:span></text:p>
              <text:p text:style-name="P29"><text:span text:style-name="T18"><text:s text:c="8"/></text:span><text:span text:style-name="T18">3. by listing files as arguments to the commit command (without --interactive or --patch switch), in which case the commit will ignore changes staged in the index, and instead record</text:span></text:p>
              <text:p text:style-name="P29"><text:span text:style-name="T18"><text:s text:c="11"/></text:span><text:span text:style-name="T18">the current content of the listed files (which must already be known to Git);</text:span></text:p>
              <text:p text:style-name="P29"><text:span text:style-name="T18"><text:s text:c="8"/></text:span><text:span text:style-name="T18">4. by using the -a switch with the commit command to automatically "add" changes from all known files (i.e. all files that are already listed in the index) and to automatically "rm"</text:span></text:p>
              <text:p text:style-name="P29"><text:span text:style-name="T18"><text:s text:c="11"/></text:span><text:span text:style-name="T18">files in the index that have been removed from the working tree, and then perform the actual commit;</text:span></text:p>
              <text:p text:style-name="P29"><text:span text:style-name="T18"><text:s text:c="8"/></text:span><text:span text:style-name="T18">5. by using the --interactive or --patch switches with the commit command to decide one by one which files or hunks should be part of the commit in addition to contents in the index,</text:span></text:p>
              <text:p text:style-name="P29"><text:span text:style-name="T18"><text:s text:c="11"/></text:span><text:span text:style-name="T18">before finalizing the operation.</text:span></text:p>
              <text:p text:style-name="P29"><text:span text:style-name="T18"/></text:p>
              <text:p text:style-name="P29"><text:span text:style-name="T18"><text:s text:c="7"/></text:span><text:span text:style-name="T18">If you make a commit and then find a mistake immediately after that, you can recover from it with git reset.</text:span></text:p>
              <text:p text:style-name="P29"><text:span text:style-name="T18"/></text:p>
              <text:p text:style-name="P29"><text:span text:style-name="T18"/></text:p>
            </draw:text-box>
          </draw:frame>
          <draw:frame draw:name="Google Shape;141;g75b324c55a_0_853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s " draw:style-name="dp3" draw:master-page-name="Default" presentation:presentation-page-layout-name="AL2T11">
        <draw:frame draw:name="Google Shape;151;p26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GIT commit messages </text:span></text:p>
          </draw:text-box>
        </draw:frame>
        <draw:frame draw:name="Google Shape;152;p26" presentation:style-name="pr10" draw:text-style-name="P34" draw:layer="layout" svg:width="26.726cm" svg:height="12.177cm" svg:x="1.485cm" svg:y="4.913cm" presentation:class="outline" presentation:user-transformed="true">
          <draw:text-box>
            <text:p text:style-name="P31"><text:span text:style-name="T19"/></text:p>
            <text:p text:style-name="P31"><text:span text:style-name="T19">Recommended Guidelines.</text:span></text:p>
            <text:p text:style-name="P32"><text:span text:style-name="T19">1 <text:s text:c="3"/>Separate subject from body with a blank line</text:span></text:p>
            <text:p text:style-name="P32"><text:span text:style-name="T19">2 <text:s text:c="3"/>Limit the subject line to 50 characters</text:span></text:p>
            <text:p text:style-name="P32"><text:span text:style-name="T19">3 <text:s text:c="3"/>Capitalize the subject line</text:span></text:p>
            <text:p text:style-name="P32"><text:span text:style-name="T19">4 <text:s text:c="3"/>Do not end the subject line with a period</text:span></text:p>
            <text:p text:style-name="P32"><text:span text:style-name="T19">5 <text:s text:c="3"/>Use the imperative mood in the subject line</text:span></text:p>
            <text:p text:style-name="P32"><text:span text:style-name="T19">6 <text:s text:c="3"/>Wrap the body at 72 characters</text:span></text:p>
            <text:p text:style-name="P32"><text:span text:style-name="T19">7 <text:s text:c="3"/>Use the body to explain what and why vs. how</text:span></text:p>
            <text:p text:style-name="P32"><text:span text:style-name="T19"/></text:p>
            <text:p text:style-name="P33"><text:span text:style-name="T19"/></text:p>
          </draw:text-box>
        </draw:frame>
        <draw:frame draw:name="Google Shape;153;p26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47;g75b324c55a_0_860:notes" draw:style-name="gr1" draw:layer="layout" svg:width="17.96cm" svg:height="9.524cm" svg:x="0.544cm" svg:y="1.93cm" draw:page-number="13" presentation:class="page"/>
          <draw:frame draw:name="Google Shape;148;g75b324c55a_0_86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9;g75b324c55a_0_86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 example" draw:style-name="dp3" draw:master-page-name="Default" presentation:presentation-page-layout-name="AL2T11">
        <draw:frame draw:name="Google Shape;159;p27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GIT commit message example</text:span></text:p>
          </draw:text-box>
        </draw:frame>
        <draw:frame draw:name="Google Shape;160;p27" presentation:style-name="pr10" draw:text-style-name="P17" draw:layer="layout" svg:width="26.726cm" svg:height="12.177cm" svg:x="1.485cm" svg:y="4.913cm" presentation:class="outline" presentation:user-transformed="true">
          <draw:text-box>
            <text:p text:style-name="P27"><text:span text:style-name="T20">$ git log --oneline -5 --author pwebb --before "Sat Aug 30 2014"</text:span></text:p>
            <text:p text:style-name="P35"><text:span text:style-name="T20"/></text:p>
            <text:p text:style-name="P35"><text:span text:style-name="T20">5ba3db6 Fix failing CompositePropertySourceTests</text:span></text:p>
            <text:p text:style-name="P35"><text:span text:style-name="T20">84564a0 Rework @PropertySource early parsing logic</text:span></text:p>
            <text:p text:style-name="P35"><text:span text:style-name="T20">e142fd1 Add tests for ImportSelector meta-data</text:span></text:p>
            <text:p text:style-name="P35"><text:span text:style-name="T20">887815f Update docbook dependency and generate epub</text:span></text:p>
            <text:p text:style-name="P35"><text:span text:style-name="T20">ac8326d Polish mockito usage</text:span></text:p>
            <text:p text:style-name="P35"><text:span text:style-name="T20"/></text:p>
            <text:p text:style-name="P35"><text:span text:style-name="T20"/></text:p>
            <text:p text:style-name="P28"><text:span text:style-name="T20"/></text:p>
          </draw:text-box>
        </draw:frame>
        <draw:frame draw:name="Google Shape;161;p27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55;g75b324c55a_0_870:notes" draw:style-name="gr1" draw:layer="layout" svg:width="17.96cm" svg:height="9.524cm" svg:x="0.544cm" svg:y="1.93cm" draw:page-number="14" presentation:class="page"/>
          <draw:frame draw:name="Google Shape;156;g75b324c55a_0_87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7;g75b324c55a_0_8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11">
        <draw:custom-shape draw:name="Google Shape;166;p28" draw:style-name="gr2" draw:text-style-name="P7" draw:layer="layout" svg:width="26.727cm" svg:height="3.505cm" svg:x="1.484cm" svg:y="0.837cm">
          <text:p text:style-name="P1"><text:span text:style-name="T4">Git stas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8" draw:text-style-name="P36" draw:layer="layout" svg:width="26.727cm" svg:height="12.177cm" svg:x="1.484cm" svg:y="4.913cm">
          <text:list text:style-name="L1">
            <text:list-item>
              <text:p><text:span text:style-name="T15">Saving work in between. </text:span></text:p>
            </text:list-item>
            <text:list-item>
              <text:p><text:span text:style-name="T15">Can be recalled at any time in any branch.</text:span></text:p>
            </text:list-item>
            <text:list-item>
              <text:p><text:span text:style-name="T15">Command:</text:span></text:p>
              <text:p><text:span text:style-name="T15"/></text:p>
              <text:list>
                <text:list-header>
                  <text:p><text:span text:style-name="T15">git stash push</text:span></text:p>
                  <text:p><text:span text:style-name="T15">git stash pop</text:span></text:p>
                  <text:p><text:span text:style-name="T15">git stash list</text:span></text:p>
                </text:list-header>
              </text:list>
              <text:p><text:span text:style-name="T21"/></text:p>
              <text:p><text:span text:style-name="T21">man git-stash (documenta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8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163;g6b7ddaa06a_0_90:notes" presentation:style-name="pr22" draw:text-style-name="P4" draw:layer="layout" svg:width="15.239cm" svg:height="11.428cm" svg:x="1.905cm" svg:y="12.065cm" presentation:class="notes" presentation:user-transformed="true">
            <draw:text-box>
              <text:p text:style-name="P37"><text:span text:style-name="T14"><text:s text:c="7"/></text:span><text:span text:style-name="T14">Use git stash when you want to record the current state of the working directory and the index, but want to go back to a clean working directory. The command saves your local</text:span></text:p>
              <text:p text:style-name="P37"><text:span text:style-name="T14"><text:s text:c="7"/></text:span><text:span text:style-name="T14">modifications away and reverts the working directory to match the HEAD commit.</text:span></text:p>
              <text:p text:style-name="P37"><text:span text:style-name="T14"/></text:p>
              <text:p text:style-name="P37"><text:span text:style-name="T14"><text:s text:c="7"/></text:span><text:span text:style-name="T14">The modifications stashed away by this command can be listed with git stash list, inspected with git stash show, and restored (potentially on top of a different commit) with git stash</text:span></text:p>
              <text:p text:style-name="P37"><text:span text:style-name="T14"><text:s text:c="7"/></text:span><text:span text:style-name="T14">apply. Calling git stash without any arguments is equivalent to git stash push. A stash is by default listed as "WIP on branchname ...", but you can give a more descriptive message on</text:span></text:p>
              <text:p text:style-name="P37"><text:span text:style-name="T14"><text:s text:c="7"/></text:span><text:span text:style-name="T14">the command line when you create one.</text:span></text:p>
              <text:p text:style-name="P37"><text:span text:style-name="T14"/></text:p>
              <text:p text:style-name="P37"><text:span text:style-name="T14"><text:s text:c="7"/></text:span><text:span text:style-name="T14">The latest stash you created is stored in refs/stash; older stashes are found in the reflog of this reference and can be named using the usual reflog syntax (e.g. stash@{0} is the most</text:span></text:p>
              <text:p text:style-name="P37"><text:span text:style-name="T14"><text:s text:c="7"/></text:span><text:span text:style-name="T14">recently created stash, stash@{1} is the one before it, stash@{2.hours.ago} is also possible). Stashes may also be referenced by specifying just the stash index (e.g. the integer n is</text:span></text:p>
              <text:p text:style-name="P37"><text:span text:style-name="T14"><text:s text:c="7"/></text:span><text:span text:style-name="T14">equivalent to stash@{n}).</text:span></text:p>
              <text:p text:style-name="P37"><text:span text:style-name="T14"/></text:p>
            </draw:text-box>
          </draw:frame>
          <draw:page-thumbnail draw:name="Google Shape;164;g6b7ddaa06a_0_90:notes" draw:style-name="gr1" draw:layer="layout" svg:width="17.96cm" svg:height="9.524cm" svg:x="0.544cm" svg:y="1.93cm" draw:page-number="15" presentation:class="page"/>
        </presentation:notes>
      </draw:page>
      <draw:page draw:name="GIT TAG" draw:style-name="dp3" draw:master-page-name="Default" presentation:presentation-page-layout-name="AL2T11">
        <draw:frame draw:name="Google Shape;174;p29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GIT TAG</text:span></text:p>
          </draw:text-box>
        </draw:frame>
        <draw:frame draw:name="Google Shape;175;p29" presentation:style-name="Default-outline1" draw:layer="layout" svg:width="26.726cm" svg:height="12.177cm" svg:x="1.485cm" svg:y="4.913cm" presentation:class="outline" presentation:user-transformed="true">
          <draw:text-box>
            <text:p>git tag &lt;name&gt;</text:p>
            <text:p>- Create, list, delete or verify a tag object signed with GPG</text:p>
            <text:p/>
            <text:p>Gives your references a readable, meaningfull tag.</text:p>
            <text:p/>
            <text:p/>
          </draw:text-box>
        </draw:frame>
        <draw:frame draw:name="Google Shape;176;p29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70;g75b324c55a_0_662:notes" draw:style-name="gr1" draw:layer="layout" svg:width="17.96cm" svg:height="9.524cm" svg:x="0.544cm" svg:y="1.93cm" draw:page-number="16" presentation:class="page"/>
          <draw:frame draw:name="Google Shape;171;g75b324c55a_0_662:notes" presentation:style-name="pr17" draw:text-style-name="P39" draw:layer="layout" svg:width="15.239cm" svg:height="11.429cm" svg:x="1.905cm" svg:y="12.065cm" presentation:class="notes" presentation:user-transformed="true">
            <draw:text-box>
              <text:p text:style-name="P38"><text:span text:style-name="T22">DESCRIPTION</text:span></text:p>
              <text:p text:style-name="P38"><text:span text:style-name="T22"><text:s text:c="7"/></text:span><text:span text:style-name="T22">Add a tag reference in refs/tags/, unless -d/-l/-v is given to delete, list</text:span></text:p>
              <text:p text:style-name="P38"><text:span text:style-name="T22"><text:s text:c="7"/></text:span><text:span text:style-name="T22">or verify tags.</text:span></text:p>
              <text:p text:style-name="P38"><text:span text:style-name="T22"/></text:p>
              <text:p text:style-name="P38"><text:span text:style-name="T22"><text:s text:c="7"/></text:span><text:span text:style-name="T22">Unless -f is given, the named tag must not yet exist.</text:span></text:p>
              <text:p text:style-name="P38"><text:span text:style-name="T22"/></text:p>
              <text:p text:style-name="P38"><text:span text:style-name="T22"><text:s text:c="7"/></text:span><text:span text:style-name="T22">If one of -a, -s, or -u &lt;keyid&gt; is passed, the command creates a tag object,</text:span></text:p>
              <text:p text:style-name="P38"><text:span text:style-name="T22"><text:s text:c="7"/></text:span><text:span text:style-name="T22">and requires a tag message. Unless -m &lt;msg&gt; or -F &lt;file&gt; is given, an editor</text:span></text:p>
              <text:p text:style-name="P38"><text:span text:style-name="T22"><text:s text:c="7"/></text:span><text:span text:style-name="T22">is started for the user to type in the tag message.</text:span></text:p>
              <text:p text:style-name="P38"><text:span text:style-name="T22"/></text:p>
              <text:p text:style-name="P38"><text:span text:style-name="T22"><text:s text:c="7"/></text:span><text:span text:style-name="T22">If -m &lt;msg&gt; or -F &lt;file&gt; is given and -a, -s, and -u &lt;keyid&gt; are absent, -a</text:span></text:p>
              <text:p text:style-name="P38"><text:span text:style-name="T22"><text:s text:c="7"/></text:span><text:span text:style-name="T22">is implied.</text:span></text:p>
              <text:p text:style-name="P38"><text:span text:style-name="T22"/></text:p>
              <text:p text:style-name="P38"><text:span text:style-name="T22"><text:s text:c="7"/></text:span><text:span text:style-name="T22">Otherwise, a tag reference that points directly at the given object (i.e., a</text:span></text:p>
              <text:p text:style-name="P38"><text:span text:style-name="T22"><text:s text:c="7"/></text:span><text:span text:style-name="T22">lightweight tag) is created.</text:span></text:p>
              <text:p text:style-name="P38"><text:span text:style-name="T22"/></text:p>
              <text:p text:style-name="P38"><text:span text:style-name="T22"><text:s text:c="7"/></text:span><text:span text:style-name="T22">A GnuPG signed tag object will be created when -s or -u &lt;keyid&gt; is used.</text:span></text:p>
              <text:p text:style-name="P38"><text:span text:style-name="T22"><text:s text:c="7"/></text:span><text:span text:style-name="T22">When -u &lt;keyid&gt; is not used, the committer identity for the current user is</text:span></text:p>
              <text:p text:style-name="P38"><text:span text:style-name="T22"><text:s text:c="7"/></text:span><text:span text:style-name="T22">used to find the GnuPG key for signing. The configuration variable</text:span></text:p>
              <text:p text:style-name="P38"><text:span text:style-name="T22"><text:s text:c="7"/></text:span><text:span text:style-name="T22">gpg.program is used to specify custom GnuPG binary.</text:span></text:p>
              <text:p text:style-name="P38"><text:span text:style-name="T22"/></text:p>
              <text:p text:style-name="P38"><text:span text:style-name="T22"><text:s text:c="7"/></text:span><text:span text:style-name="T22">Tag objects (created with -a, -s, or -u) are called "annotated" tags; they</text:span></text:p>
              <text:p text:style-name="P38"><text:span text:style-name="T22"><text:s text:c="7"/></text:span><text:span text:style-name="T22">contain a creation date, the tagger name and e-mail, a tagging message, and</text:span></text:p>
              <text:p text:style-name="P38"><text:span text:style-name="T22"><text:s text:c="7"/></text:span><text:span text:style-name="T22">an optional GnuPG signature. Whereas a "lightweight" tag is simply a name</text:span></text:p>
              <text:p text:style-name="P38"><text:span text:style-name="T22"><text:s text:c="7"/></text:span><text:span text:style-name="T22">for an object (usually a commit object).</text:span></text:p>
              <text:p text:style-name="P38"><text:span text:style-name="T22"/></text:p>
              <text:p text:style-name="P38"><text:span text:style-name="T22"><text:s text:c="7"/></text:span><text:span text:style-name="T22">Annotated tags are meant for release while lightweight tags are meant for</text:span></text:p>
              <text:p text:style-name="P38"><text:span text:style-name="T22"><text:s text:c="7"/></text:span><text:span text:style-name="T22">private or temporary object labels. For this reason, some git commands for</text:span></text:p>
              <text:p text:style-name="P38"><text:span text:style-name="T22"><text:s text:c="7"/></text:span><text:span text:style-name="T22">naming objects (like git describe) will ignore lightweight tags by default.</text:span></text:p>
              <text:p text:style-name="P38"><text:span text:style-name="T22"/></text:p>
              <text:p text:style-name="P38"><text:span text:style-name="T22"/></text:p>
            </draw:text-box>
          </draw:frame>
          <draw:frame draw:name="Google Shape;172;g75b324c55a_0_66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  demo  time" draw:style-name="dp3" draw:master-page-name="Default">
        <draw:frame draw:name="Google Shape;182;p30" presentation:style-name="pr23" draw:text-style-name="P18" draw:layer="layout" svg:width="27.674cm" svg:height="3.436cm" svg:x="1.012cm" svg:y="8.781cm" presentation:class="title" presentation:user-transformed="true">
          <draw:text-box>
            <text:p text:style-name="P1"><text:span text:style-name="T23">GIT <text:s text:c="2"/>demo <text:s/>time</text:span></text:p>
          </draw:text-box>
        </draw:frame>
        <draw:frame draw:name="Google Shape;183;p30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178;g6ba380b016_0_81:notes" draw:style-name="gr1" draw:layer="layout" svg:width="17.96cm" svg:height="9.524cm" svg:x="0.544cm" svg:y="1.93cm" draw:page-number="17" presentation:class="page"/>
          <draw:frame draw:name="Google Shape;179;g6ba380b016_0_81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0;g6ba380b016_0_81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 What are the consequences? " draw:style-name="dp3" draw:master-page-name="Default" presentation:presentation-page-layout-name="AL2T11">
        <draw:frame draw:name="Google Shape;189;p31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hat are the consequences? </text:span></text:p>
          </draw:text-box>
        </draw:frame>
        <draw:frame draw:name="Google Shape;190;p31" presentation:style-name="Default-outline1" draw:text-style-name="P26" draw:layer="layout" svg:width="26.726cm" svg:height="12.177cm" svg:x="1.485cm" svg:y="4.913cm" presentation:class="outline" presentation:user-transformed="true">
          <draw:text-box>
            <text:list text:style-name="L3">
              <text:list-item>
                <text:p>Just about any file type can be used.</text:p>
              </text:list-item>
              <text:list-item>
                <text:p>Almost all work is done locally.</text:p>
              </text:list-item>
              <text:list-item>
                <text:p>Although it is very flexible, you need to use a structure.</text:p>
              </text:list-item>
            </text:list>
          </draw:text-box>
        </draw:frame>
        <draw:frame draw:name="Google Shape;191;p31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85;g6ba380b016_0_15:notes" draw:style-name="gr1" draw:layer="layout" svg:width="17.96cm" svg:height="9.524cm" svg:x="0.544cm" svg:y="1.93cm" draw:page-number="18" presentation:class="page"/>
          <draw:frame draw:name="Google Shape;186;g6ba380b016_0_15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7;g6ba380b016_0_1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Working with remote repository" draw:style-name="dp3" draw:master-page-name="Default">
        <draw:frame draw:name="Google Shape;197;p32" presentation:style-name="pr23" draw:text-style-name="P18" draw:layer="layout" svg:width="27.674cm" svg:height="3.436cm" svg:x="1.012cm" svg:y="8.781cm" presentation:class="title" presentation:user-transformed="true">
          <draw:text-box>
            <text:p text:style-name="P1"><text:span text:style-name="T4">Working with remote repository</text:span></text:p>
          </draw:text-box>
        </draw:frame>
        <draw:frame draw:name="Google Shape;198;p32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193;g75b324c55a_0_839:notes" draw:style-name="gr1" draw:layer="layout" svg:width="17.96cm" svg:height="9.524cm" svg:x="0.544cm" svg:y="1.93cm" draw:page-number="19" presentation:class="page"/>
          <draw:frame draw:name="Google Shape;194;g75b324c55a_0_839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5;g75b324c55a_0_83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0" draw:style-name="dp3" draw:master-page-name="Default" presentation:presentation-page-layout-name="AL3T1">
        <draw:frame presentation:style-name="pr27" draw:layer="layout" svg:width="26.729cm" svg:height="3.506cm" svg:x="1.485cm" svg:y="0.836cm" presentation:class="title">
          <draw:text-box>
            <text:p>Remote repository</text:p>
          </draw:text-box>
        </draw:frame>
        <draw:frame presentation:style-name="pr28" draw:layer="layout" svg:width="26.729cm" svg:height="12.179cm" svg:x="1.484cm" svg:y="4.913cm" presentation:class="outline">
          <draw:text-box>
            <text:list text:style-name="L3">
              <text:list-item>
                <text:p>Setting up</text:p>
              </text:list-item>
              <text:list-item>
                <text:p>Configuration</text:p>
              </text:list-item>
              <text:list-item>
                <text:p>Ssh keys</text:p>
              </text:list-item>
              <text:list-item>
                <text:p>Pushing branches</text:p>
              </text:list-item>
              <text:list-item>
                <text:p>Cloning</text:p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20" presentation:class="page"/>
          <draw:frame presentation:style-name="pr29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 Setting up server site " draw:style-name="dp3" draw:master-page-name="Default" presentation:presentation-page-layout-name="AL2T11">
        <draw:frame draw:name="Google Shape;211;p34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Setting up server site </text:span></text:p>
          </draw:text-box>
        </draw:frame>
        <draw:frame draw:name="Google Shape;212;p34" presentation:style-name="pr10" draw:text-style-name="P45" draw:layer="layout" svg:width="26.726cm" svg:height="12.177cm" svg:x="1.485cm" svg:y="4.913cm" presentation:class="outline" presentation:user-transformed="true">
          <draw:text-box>
            <text:list text:style-name="L5">
              <text:list-item>
                <text:p text:style-name="P41"><text:span text:style-name="T24">git-shell <text:s text:c="2"/>for limited access</text:span></text:p>
              </text:list-item>
              <text:list-item>
                <text:p text:style-name="P41"><text:span text:style-name="T24">gitweb, standard cgi scripts for basic </text:span><text:span text:style-name="T24">webservice. ( for use with apache )</text:span></text:p>
              </text:list-item>
              <text:list-item>
                <text:p text:style-name="P41"><text:span text:style-name="T24">bitbucket</text:span></text:p>
              </text:list-item>
            </text:list>
            <text:p text:style-name="P42"><text:span text:style-name="T24">Hosted <text:s/>:</text:span></text:p>
            <text:p text:style-name="P43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github, gitlab, bitbucket, etc</text:span></text:p>
            <text:p text:style-name="P43"><text:span text:style-name="T24"><text:tab/></text:span></text:p>
            <text:p text:style-name="P44"><text:span text:style-name="T24"/></text:p>
          </draw:text-box>
        </draw:frame>
        <draw:frame draw:name="Google Shape;213;p34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07;g6ba380b016_0_22:notes" draw:style-name="gr1" draw:layer="layout" svg:width="17.96cm" svg:height="9.524cm" svg:x="0.544cm" svg:y="1.93cm" draw:page-number="21" presentation:class="page"/>
          <draw:frame draw:name="Google Shape;208;g6ba380b016_0_22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9;g6ba380b016_0_2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Configure server " draw:style-name="dp3" draw:master-page-name="Default" presentation:presentation-page-layout-name="AL2T11">
        <draw:frame draw:name="Google Shape;219;p35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Configure server </text:span></text:p>
          </draw:text-box>
        </draw:frame>
        <draw:frame draw:name="Google Shape;220;p35" presentation:style-name="pr10" draw:text-style-name="P49" draw:layer="layout" svg:width="26.726cm" svg:height="12.177cm" svg:x="1.485cm" svg:y="4.913cm" presentation:class="outline" presentation:user-transformed="true">
          <draw:text-box>
            <text:p text:style-name="P46"><text:span text:style-name="T25">$ cd /u01/git</text:span></text:p>
            <text:p text:style-name="P47"><text:span text:style-name="T25">$ mkdir &lt;myproject&gt;</text:span></text:p>
            <text:p text:style-name="P47"><text:span text:style-name="T25">$ cd &lt;myproject&gt;</text:span></text:p>
            <text:p text:style-name="P47"><text:span text:style-name="T25">$ git init --bare</text:span></text:p>
            <text:p text:style-name="P48"><text:span text:style-name="T25"/></text:p>
          </draw:text-box>
        </draw:frame>
        <draw:frame draw:name="Google Shape;221;p35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15;g6ba380b016_0_28:notes" draw:style-name="gr1" draw:layer="layout" svg:width="17.96cm" svg:height="9.524cm" svg:x="0.544cm" svg:y="1.93cm" draw:page-number="22" presentation:class="page"/>
          <draw:frame draw:name="Google Shape;216;g6ba380b016_0_28:notes" presentation:style-name="pr17" draw:text-style-name="P24" draw:layer="layout" svg:width="15.239cm" svg:height="11.429cm" svg:x="1.905cm" svg:y="12.065cm" presentation:class="notes" presentation:user-transformed="true">
            <draw:text-box>
              <text:p text:style-name="P8"><text:span text:style-name="T14">--bare</text:span></text:p>
              <text:p text:style-name="P8"><text:span text:style-name="T14"><text:s text:c="11"/></text:span><text:span text:style-name="T14">Create a bare repository. If GIT_DIR environment is not set, it is set to the</text:span></text:p>
              <text:p text:style-name="P8"><text:span text:style-name="T14"><text:s text:c="11"/></text:span><text:span text:style-name="T14">current working directory.</text:span></text:p>
              <text:p text:style-name="P8"><text:span text:style-name="T14"/></text:p>
              <text:p text:style-name="P8"><text:span text:style-name="T14"/></text:p>
            </draw:text-box>
          </draw:frame>
          <draw:frame draw:name="Google Shape;217;g6ba380b016_0_2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SH  keys " draw:style-name="dp3" draw:master-page-name="Default" presentation:presentation-page-layout-name="AL2T11">
        <draw:frame draw:name="Google Shape;227;p36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SSH <text:s/>keys </text:span></text:p>
          </draw:text-box>
        </draw:frame>
        <draw:frame draw:name="Google Shape;228;p36" presentation:style-name="pr10" draw:text-style-name="P17" draw:layer="layout" svg:width="26.726cm" svg:height="12.177cm" svg:x="1.485cm" svg:y="4.913cm" presentation:class="outline" presentation:user-transformed="true">
          <draw:text-box>
            <text:p text:style-name="P27"><text:span text:style-name="T17">If you do not want to enter username/password all </text:span><text:span text:style-name="T17">the time , <text:s/>user ssh keys. <text:s/></text:span></text:p>
            <text:p text:style-name="P28"><text:span text:style-name="T17">Place the public key in the .ssh directory in the </text:span><text:span text:style-name="T17">home of the user git on the server .</text:span></text:p>
          </draw:text-box>
        </draw:frame>
        <draw:frame draw:name="Google Shape;229;p36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23;g6ba380b016_0_34:notes" draw:style-name="gr1" draw:layer="layout" svg:width="17.96cm" svg:height="9.524cm" svg:x="0.544cm" svg:y="1.93cm" draw:page-number="23" presentation:class="page"/>
          <draw:frame draw:name="Google Shape;224;g6ba380b016_0_34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5;g6ba380b016_0_34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Initial commit ,  pushing master  " draw:style-name="dp3" draw:master-page-name="Default" presentation:presentation-page-layout-name="AL2T11">
        <draw:frame draw:name="Google Shape;235;p37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Initial commit , <text:s/>pushing master <text:s/></text:span></text:p>
          </draw:text-box>
        </draw:frame>
        <draw:frame draw:name="Google Shape;236;p37" presentation:style-name="pr10" draw:text-style-name="P49" draw:layer="layout" svg:width="26.726cm" svg:height="12.177cm" svg:x="1.485cm" svg:y="4.913cm" presentation:class="outline" presentation:user-transformed="true">
          <draw:text-box>
            <text:p text:style-name="P46"><text:span text:style-name="T25">$ cd &lt;myproject&gt;</text:span></text:p>
            <text:p text:style-name="P47"><text:span text:style-name="T25">$ git init</text:span></text:p>
            <text:p text:style-name="P47"><text:span text:style-name="T25">$ git add .</text:span></text:p>
            <text:p text:style-name="P47"><text:span text:style-name="T25">$ git commit -m 'initial commit'</text:span></text:p>
            <text:p text:style-name="P47"><text:span text:style-name="T25">$ git remote add origin </text:span><text:span text:style-name="T25">user@gitserver:/u01/git/&lt;myproject&gt;</text:span></text:p>
            <text:p text:style-name="P47"><text:span text:style-name="T25">$ git push origin master</text:span></text:p>
            <text:p text:style-name="P48"><text:span text:style-name="T25"/></text:p>
          </draw:text-box>
        </draw:frame>
        <draw:frame draw:name="Google Shape;237;p37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31;g6ba380b016_0_40:notes" draw:style-name="gr1" draw:layer="layout" svg:width="17.96cm" svg:height="9.524cm" svg:x="0.544cm" svg:y="1.93cm" draw:page-number="24" presentation:class="page"/>
          <draw:frame draw:name="Google Shape;232;g6ba380b016_0_40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6ba380b016_0_4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tarting local based on remote repository" draw:style-name="dp3" draw:master-page-name="Default" presentation:presentation-page-layout-name="AL2T11">
        <draw:frame draw:name="Google Shape;243;p38" presentation:style-name="pr9" draw:text-style-name="P15" draw:layer="layout" svg:width="26.726cm" svg:height="3.503cm" svg:x="1.485cm" svg:y="0.837cm" presentation:class="title" presentation:user-transformed="true">
          <draw:text-box>
            <text:p text:style-name="P8"><text:span text:style-name="T4">Starting local based on remote repository</text:span></text:p>
          </draw:text-box>
        </draw:frame>
        <draw:frame draw:name="Google Shape;244;p38" presentation:style-name="pr10" draw:text-style-name="P49" draw:layer="layout" svg:width="26.726cm" svg:height="12.177cm" svg:x="1.485cm" svg:y="4.913cm" presentation:class="outline" presentation:user-transformed="true">
          <draw:text-box>
            <text:p text:style-name="P46"><text:span text:style-name="T25"/></text:p>
            <text:p text:style-name="P47"><text:span text:style-name="T25">$ mkdir <text:s/>&lt;myproject&gt;</text:span></text:p>
            <text:p text:style-name="P47"><text:span text:style-name="T25">$ cd &lt;myproject&gt;</text:span></text:p>
            <text:p text:style-name="P48"><text:span text:style-name="T25">$ git clone user@gitserver:/u01/git/&lt;myproject&gt;</text:span></text:p>
          </draw:text-box>
        </draw:frame>
        <draw:frame draw:name="Google Shape;245;p38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39;g6ba380b016_0_58:notes" draw:style-name="gr1" draw:layer="layout" svg:width="17.96cm" svg:height="9.524cm" svg:x="0.544cm" svg:y="1.93cm" draw:page-number="25" presentation:class="page"/>
          <draw:frame draw:name="Google Shape;240;g6ba380b016_0_58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1;g6ba380b016_0_5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6" draw:style-name="dp3" draw:master-page-name="Default" presentation:presentation-page-layout-name="AL3T1">
        <draw:frame presentation:style-name="pr27" draw:layer="layout" svg:width="26.729cm" svg:height="3.506cm" svg:x="1.485cm" svg:y="0.836cm" presentation:class="title">
          <draw:text-box>
            <text:p>Clone repository</text:p>
          </draw:text-box>
        </draw:frame>
        <draw:frame presentation:style-name="pr28" draw:layer="layout" svg:width="26.729cm" svg:height="12.179cm" svg:x="1.484cm" svg:y="4.913cm" presentation:class="outline">
          <draw:text-box>
            <text:list text:style-name="L3">
              <text:list-item>
                <text:p>Easiest way of starting </text:p>
              </text:list-item>
              <text:list-item>
                <text:p>Make an empty directory</text:p>
              </text:list-item>
              <text:list-item>
                <text:p>Do git clone &lt;remote repository&gt; [ --branch &lt;branch name&gt;]</text:p>
              </text:list-item>
            </text:list>
          </draw:text-box>
        </draw:frame>
        <presentation:notes draw:style-name="dp3">
          <draw:page-thumbnail draw:style-name="gr1" draw:layer="layout" svg:width="17.96cm" svg:height="9.524cm" svg:x="0.544cm" svg:y="1.93cm" draw:page-number="26" presentation:class="page"/>
          <draw:frame presentation:style-name="pr29" draw:text-style-name="P51" draw:layer="layout" svg:width="15.239cm" svg:height="11.429cm" svg:x="1.905cm" svg:y="12.064cm" presentation:class="notes" presentation:user-transformed="true">
            <draw:text-box>
              <text:p text:style-name="P50"><text:span text:style-name="T26"><text:s text:c="6"/></text:span><text:span text:style-name="T26">Clones a repository into a newly created directory, creates remote-tracking branches for each branch in the cloned repository (visible using git branch --remotes), and creates and checks</text:span></text:p>
              <text:p text:style-name="P50"><text:span text:style-name="T26"><text:s text:c="7"/></text:span><text:span text:style-name="T26">out an initial branch that is forked from the cloned repository’s currently active branch.</text:span></text:p>
              <text:p text:style-name="P50"><text:span text:style-name="T26"/></text:p>
              <text:p text:style-name="P50"><text:span text:style-name="T26"><text:s text:c="7"/></text:span><text:span text:style-name="T26">After the clone, a plain git fetch without arguments will update all the remote-tracking branches, and a git pull without arguments will in addition merge the remote master branch into</text:span></text:p>
              <text:p text:style-name="P50"><text:span text:style-name="T26"><text:s text:c="7"/></text:span><text:span text:style-name="T26">the current master branch, if any (this is untrue when "--single-branch" is given; see below).</text:span></text:p>
              <text:p text:style-name="P50"><text:span text:style-name="T26"/></text:p>
              <text:p text:style-name="P50"><text:span text:style-name="T26"><text:s text:c="7"/></text:span><text:span text:style-name="T26">This default configuration is achieved by creating references to the remote branch heads under refs/remotes/origin and by initializing remote.origin.url and remote.origin.fetch</text:span></text:p>
              <text:p text:style-name="P50"><text:span text:style-name="T26"><text:s text:c="7"/></text:span><text:span text:style-name="T26">configuration variables.</text:span></text:p>
              <text:p text:style-name="P50"><text:span text:style-name="T26"/></text:p>
              <text:p text:style-name="P50"><text:span text:style-name="T26"/></text:p>
            </draw:text-box>
          </draw:frame>
        </presentation:notes>
      </draw:page>
      <draw:page draw:name="page27" draw:style-name="dp3" draw:master-page-name="Default" presentation:presentation-page-layout-name="AL2T11">
        <draw:custom-shape draw:name="Google Shape;250;p39" draw:style-name="gr2" draw:text-style-name="P7" draw:layer="layout" svg:width="26.727cm" svg:height="3.505cm" svg:x="1.484cm" svg:y="0.837cm">
          <text:p text:style-name="P1"><text:span text:style-name="T4">How Git works with remo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39" draw:style-name="gr6" draw:text-style-name="P21" draw:layer="layout" svg:width="14.775cm" svg:height="11.503cm" svg:x="8.982cm" svg:y="4.913cm">
          <draw:image xlink:href="Pictures/100000000000029A0000022638C965DB0570248B.png" xlink:type="simple" xlink:show="embed" xlink:actuate="onLoad" loext:mime-type="image/png">
            <text:p/>
          </draw:image>
        </draw:frame>
        <draw:frame draw:name="Google Shape;252;p39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247;g6b7ddaa06a_0_34:notes" presentation:style-name="pr34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48;g6b7ddaa06a_0_34:notes" draw:style-name="gr1" draw:layer="layout" svg:width="17.96cm" svg:height="9.524cm" svg:x="0.544cm" svg:y="1.93cm" draw:page-number="27" presentation:class="page"/>
        </presentation:notes>
      </draw:page>
      <draw:page draw:name="Pushing branches." draw:style-name="dp3" draw:master-page-name="Default" presentation:presentation-page-layout-name="AL2T11">
        <draw:frame draw:name="Google Shape;258;p40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Pushing branches.</text:span></text:p>
          </draw:text-box>
        </draw:frame>
        <draw:frame draw:name="Google Shape;259;p40" presentation:style-name="pr10" draw:text-style-name="P17" draw:layer="layout" svg:width="26.727cm" svg:height="12.177cm" svg:x="1.484cm" svg:y="4.913cm" presentation:class="outline" presentation:user-transformed="true">
          <draw:text-box>
            <text:p text:style-name="P27"><text:span text:style-name="T17">Get your branch to the remote repository for </text:span><text:span text:style-name="T17">merging.</text:span></text:p>
            <text:p text:style-name="P28"><text:span text:style-name="T17">Avoid merging conflicts, do a pull before push.</text:span></text:p>
          </draw:text-box>
        </draw:frame>
        <draw:frame draw:name="Google Shape;260;p40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54;g6ba380b016_0_46:notes" draw:style-name="gr1" draw:layer="layout" svg:width="17.96cm" svg:height="9.524cm" svg:x="0.544cm" svg:y="1.93cm" draw:page-number="28" presentation:class="page"/>
          <draw:frame draw:name="Google Shape;255;g6ba380b016_0_46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6;g6ba380b016_0_46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9" draw:style-name="dp3" draw:master-page-name="Default" presentation:presentation-page-layout-name="AL2T11">
        <draw:custom-shape draw:name="Google Shape;265;p41" draw:style-name="gr9" draw:text-style-name="P52" draw:layer="layout" svg:width="26.727cm" svg:height="4.629cm" svg:x="1.484cm" svg:y="0.274cm">
          <text:p text:style-name="P1"><text:span text:style-name="T10">Pull request</text:span><text:span text:style-name="T10"><text:line-break/></text:span><text:span text:style-name="T10">Never, ever do changes on mas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1" draw:style-name="gr3" draw:text-style-name="P55" draw:layer="layout" svg:width="26.727cm" svg:height="12.177cm" svg:x="1.484cm" svg:y="4.913cm">
          <text:p text:style-name="P53"><text:span text:style-name="T10"/></text:p>
          <text:list text:style-name="L1">
            <text:list-item>
              <text:p text:style-name="P22"><text:span text:style-name="T10">Lock the master</text:span></text:p>
            </text:list-item>
            <text:list-item>
              <text:p text:style-name="P22"><text:span text:style-name="T10">Enforce pull request</text:span></text:p>
              <text:list>
                <text:list-header>
                  <text:p text:style-name="P22"><text:span text:style-name="T11">-Needs to be reviewed by other </text:span></text:p>
                  <text:list>
                    <text:list-item>
                      <text:list>
                        <text:list-header>
                          <text:p text:style-name="P22"><text:span text:style-name="T11">( four eyes principle)</text:span></text:p>
                        </text:list-header>
                      </text:list>
                    </text:list-item>
                  </text:list>
                  <text:p text:style-name="P22"><text:span text:style-name="T11">-Other does the merge with master </text:span></text:p>
                </text:list-header>
              </text:list>
            </text:list-item>
            <text:list-item>
              <text:p text:style-name="P22"><text:span text:style-name="T11">Large project, appoint release master.</text:span></text:p>
            </text:list-item>
          </text:list>
          <text:p text:style-name="P5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41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262;g6b7ddaa06a_0_69:notes" presentation:style-name="pr36" draw:text-style-name="P24" draw:layer="layout" svg:width="15.239cm" svg:height="11.428cm" svg:x="1.905cm" svg:y="12.065cm" presentation:class="notes" presentation:user-transformed="true">
            <draw:text-box>
              <text:p text:style-name="P8"><text:span text:style-name="T14">git-merge - Join two or more development histories together</text:span></text:p>
            </draw:text-box>
          </draw:frame>
          <draw:page-thumbnail draw:name="Google Shape;263;g6b7ddaa06a_0_69:notes" draw:style-name="gr1" draw:layer="layout" svg:width="17.96cm" svg:height="9.524cm" svg:x="0.544cm" svg:y="1.93cm" draw:page-number="29" presentation:class="page"/>
        </presentation:notes>
      </draw:page>
      <draw:page draw:name="page30" draw:style-name="dp3" draw:master-page-name="Default" presentation:presentation-page-layout-name="AL1T0">
        <draw:frame draw:name="Google Shape;273;p42" presentation:style-name="pr37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Multi sites</text:span></text:p>
          </draw:text-box>
        </draw:frame>
        <draw:frame draw:name="Google Shape;274;p42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methods to use repository of multiple sites.</text:span></text:p>
            <text:p text:style-name="P1"><text:span text:style-name="T2"/></text:p>
          </draw:text-box>
        </draw:frame>
        <draw:frame draw:name="Google Shape;275;p42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269;g75b324c55a_0_678:notes" draw:style-name="gr1" draw:layer="layout" svg:width="17.96cm" svg:height="9.524cm" svg:x="0.544cm" svg:y="1.93cm" draw:page-number="30" presentation:class="page"/>
          <draw:frame draw:name="Google Shape;270;g75b324c55a_0_678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1;g75b324c55a_0_67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1" draw:style-name="dp3" draw:master-page-name="Default" presentation:presentation-page-layout-name="AL2T11">
        <draw:custom-shape draw:name="Google Shape;280;p43" draw:style-name="gr2" draw:text-style-name="P7" draw:layer="layout" svg:width="26.727cm" svg:height="3.505cm" svg:x="1.484cm" svg:y="0.837cm">
          <text:p text:style-name="P1"><text:span text:style-name="T4">Git submodules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43" draw:style-name="gr10" draw:text-style-name="P23" draw:layer="layout" svg:width="26.727cm" svg:height="12.177cm" svg:x="1.484cm" svg:y="4.913cm">
          <text:list text:style-name="L1">
            <text:list-item>
              <text:p text:style-name="P22"><text:span text:style-name="T10">Including another project in your project</text:span></text:p>
            </text:list-item>
            <text:list-item>
              <text:p text:style-name="P22"><text:span text:style-name="T10">Name submodule same as the repository</text:span></text:p>
            </text:list-item>
            <text:list-item>
              <text:p text:style-name="P22"><text:span text:style-name="T10">Creates subdirectory with this name</text:span></text:p>
            </text:list-item>
            <text:list-item>
              <text:p text:style-name="P22"><text:span text:style-name="T10">Creates .gitmodules <text:s/></text:span></text:p>
            </text:list-item>
          </text:list>
          <text:list text:style-name="L6">
            <text:list-item>
              <text:list>
                <text:list-item>
                  <text:p text:style-name="P56"><text:span text:style-name="T11">Contains the names and path to reposi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43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277;g6b7ddaa06a_0_54:notes" presentation:style-name="pr39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78;g6b7ddaa06a_0_54:notes" draw:style-name="gr1" draw:layer="layout" svg:width="17.96cm" svg:height="9.524cm" svg:x="0.544cm" svg:y="1.93cm" draw:page-number="31" presentation:class="page"/>
        </presentation:notes>
      </draw:page>
      <draw:page draw:name="page32" draw:style-name="dp3" draw:master-page-name="Default" presentation:presentation-page-layout-name="AL2T11">
        <draw:custom-shape draw:name="Google Shape;287;p44" draw:style-name="gr2" draw:text-style-name="P7" draw:layer="layout" svg:width="26.727cm" svg:height="3.505cm" svg:x="1.484cm" svg:y="0.837cm">
          <text:p text:style-name="P1"><text:span text:style-name="T4">Git submodule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4" draw:style-name="gr11" draw:text-style-name="P23" draw:layer="layout" svg:width="26.727cm" svg:height="12.177cm" svg:x="1.484cm" svg:y="4.913cm">
          <text:list text:style-name="L1">
            <text:list-item>
              <text:p text:style-name="P22"><text:span text:style-name="T10">A submodule is a repository embedded inside another repository. </text:span></text:p>
            </text:list-item>
            <text:list-item>
              <text:p text:style-name="P22"><text:span text:style-name="T10">Command : <text:s/></text:span></text:p>
            </text:list-item>
          </text:list>
          <text:list text:style-name="L6">
            <text:list-item>
              <text:list>
                <text:list-item>
                  <text:p text:style-name="P56"><text:span text:style-name="T11">git submodule &lt;command&gt; [option]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44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84;g6b7ddaa06a_0_59:notes" draw:style-name="gr1" draw:layer="layout" svg:width="17.96cm" svg:height="9.524cm" svg:x="0.544cm" svg:y="1.93cm" draw:page-number="32" presentation:class="page"/>
          <draw:frame draw:name="Google Shape;285;g6b7ddaa06a_0_59:notes" presentation:style-name="pr16" draw:text-style-name="P24" draw:layer="layout" svg:width="15.239cm" svg:height="11.428cm" svg:x="1.905cm" svg:y="12.065cm" presentation:class="notes" presentation:user-transformed="true">
            <draw:text-box>
              <text:p text:style-name="P8"><text:span text:style-name="T13">Within projects it can happen that modules from another project is included. <text:s/>To make sure the future changes on these modules are implemented. <text:s/>And can be merged easily, the submodules are designed.</text:span></text:p>
              <text:p text:style-name="P8"><text:span text:style-name="T13"/></text:p>
              <text:p text:style-name="P8"><text:span text:style-name="T13"/></text:p>
            </draw:text-box>
          </draw:frame>
        </presentation:notes>
      </draw:page>
      <draw:page draw:name="page33" draw:style-name="dp3" draw:master-page-name="Default" presentation:presentation-page-layout-name="AL2T11">
        <draw:custom-shape draw:name="Google Shape;295;p45" draw:style-name="gr2" draw:text-style-name="P7" draw:layer="layout" svg:width="26.727cm" svg:height="3.505cm" svg:x="1.484cm" svg:y="0.837cm">
          <text:p text:style-name="P1"><text:span text:style-name="T4">Multi remote reposito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45" draw:style-name="gr6" draw:text-style-name="P21" draw:layer="layout" svg:width="18.81cm" svg:height="9.132cm" svg:x="5.441cm" svg:y="4.913cm">
          <draw:image xlink:href="Pictures/10000201000003200000019CE083F21EC4EAEAB5.png" xlink:type="simple" xlink:show="embed" xlink:actuate="onLoad" loext:mime-type="image/png">
            <text:p/>
          </draw:image>
        </draw:frame>
        <draw:frame draw:name="Google Shape;297;p45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91;g6b7ddaa06a_0_84:notes" draw:style-name="gr1" draw:layer="layout" svg:width="17.96cm" svg:height="9.524cm" svg:x="0.544cm" svg:y="1.93cm" draw:page-number="33" presentation:class="page"/>
          <draw:frame draw:name="Google Shape;292;g6b7ddaa06a_0_84:notes" presentation:style-name="pr40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custom-shape draw:name="Google Shape;293;g6b7ddaa06a_0_84:notes" draw:style-name="gr12" draw:text-style-name="P57" draw:layer="layout" svg:width="14.786cm" svg:height="9.981cm" svg:x="1.905cm" svg:y="13.684cm">
            <text:p text:style-name="P8"><text:span text:style-name="T27">Dictator and Lieutenants Workflow</text:span></text:p>
            <text:p text:style-name="P8"><text:span text:style-name="T28">This is a variant of a multiple-repository workflow. It’s generally used by huge projects with hundreds of collaborators; one famous example is the Linux kernel. Various integration managers are in charge of certain parts of the repository; they’re called lieutenants. All the lieutenants have one integration manager known as the benevolent dictator. The benevolent dictator pushes from his directory to a reference repository from which all the collaborators need to pull. The process works like this (see </text:span><text:span text:style-name="T29"><text:a xlink:href="https://git-scm.com/book/en/v2/ch00/wfdiag_c" xlink:type="simple">Benevolent dictator workflow.</text:a></text:span><text:span text:style-name="T28">):</text:span></text:p>
            <text:p text:style-name="P8"><text:span text:style-name="T28">Regular developers work on their topic branch and rebase their work on top of master. The master branch is that of the reference repository to which the dictator pushes.</text:span></text:p>
            <text:p text:style-name="P8"><text:span text:style-name="T28">Lieutenants merge the developers' topic branches into their master branch.</text:span></text:p>
            <text:p text:style-name="P8"><text:span text:style-name="T28">The dictator merges the lieutenants' master branches into the dictator’s master branch.</text:span></text:p>
            <text:p text:style-name="P8"><text:span text:style-name="T28">Finally, the dictator pushes that master branch to the reference repository so the other developers can rebase on it.</text:span></text:p>
            <text:p text:style-name="P8"><text:span text:style-name="T2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4" draw:style-name="dp3" draw:master-page-name="Default" presentation:presentation-page-layout-name="AL2T11">
        <draw:custom-shape draw:name="Google Shape;302;p46" draw:style-name="gr2" draw:text-style-name="P7" draw:layer="layout" svg:width="26.727cm" svg:height="3.505cm" svg:x="1.484cm" svg:y="0.837cm">
          <text:p text:style-name="P1"><text:span text:style-name="T4">Gi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6" draw:style-name="gr3" draw:text-style-name="P60" draw:layer="layout" svg:width="26.727cm" svg:height="12.177cm" svg:x="1.484cm" svg:y="4.913cm">
          <text:p text:style-name="P9"><text:span text:style-name="T5"/></text:p>
          <text:p text:style-name="P9"><text:span text:style-name="T5">Linux, Apple &amp; Windows :</text:span></text:p>
          <text:p text:style-name="P58"><text:span text:style-name="T30"><text:a xlink:href="https://git-scm.com/download/gui/windows" xlink:type="simple">https://git-scm.com/download/gui/windows</text:a></text:span></text:p>
          <text:p text:style-name="P5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46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299;g6b7ddaa06a_0_74:notes" presentation:style-name="pr41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0;g6b7ddaa06a_0_74:notes" draw:style-name="gr1" draw:layer="layout" svg:width="17.96cm" svg:height="9.524cm" svg:x="0.544cm" svg:y="1.93cm" draw:page-number="34" presentation:class="page"/>
        </presentation:notes>
      </draw:page>
      <draw:page draw:name="page35" draw:style-name="dp3" draw:master-page-name="Default" presentation:presentation-page-layout-name="AL2T11">
        <draw:custom-shape draw:name="Google Shape;309;p47" draw:style-name="gr2" draw:text-style-name="P7" draw:layer="layout" svg:width="26.727cm" svg:height="3.505cm" svg:x="1.484cm" svg:y="0.837cm">
          <text:p text:style-name="P1"><text:span text:style-name="T4">Tools with build in git sup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7" draw:style-name="gr13" draw:text-style-name="P63" draw:layer="layout" svg:width="26.726cm" svg:height="12.177cm" svg:x="1.485cm" svg:y="4.913cm">
          <text:list text:style-name="L1">
            <text:list-item>
              <text:p text:style-name="P61"><text:span text:style-name="T5">sqldeveloper</text:span></text:p>
            </text:list-item>
            <text:list-item>
              <text:p text:style-name="P61"><text:span text:style-name="T5">atom editor</text:span></text:p>
            </text:list-item>
            <text:list-item>
              <text:p text:style-name="P61"><text:span text:style-name="T5">pycharm </text:span></text:p>
            </text:list-item>
            <text:list-item>
              <text:p text:style-name="P61"><text:span text:style-name="T5">eclipse </text:span></text:p>
            </text:list-item>
            <text:list-item>
              <text:p text:style-name="P61"><text:span text:style-name="T5">visual studio (code)</text:span></text:p>
            </text:list-item>
            <text:list-item>
              <text:p text:style-name="P61"><text:span text:style-name="T5">intelliJ</text:span></text:p>
            </text:list-item>
            <text:list-item>
              <text:p text:style-name="P61"><text:span text:style-name="T5">etc. </text:span></text:p>
            </text:list-item>
          </text:list>
          <text:p text:style-name="P62"><text:span text:style-name="T5"/></text:p>
          <text:p text:style-name="P62"><text:span text:style-name="T5">Available in most developer too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47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306;g6b7ddaa06a_0_79:notes" presentation:style-name="pr42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7;g6b7ddaa06a_0_79:notes" draw:style-name="gr1" draw:layer="layout" svg:width="17.96cm" svg:height="9.524cm" svg:x="0.544cm" svg:y="1.93cm" draw:page-number="35" presentation:class="page"/>
        </presentation:notes>
      </draw:page>
      <draw:page draw:name="page36" draw:style-name="dp3" draw:master-page-name="Default" presentation:presentation-page-layout-name="AL2T11">
        <draw:custom-shape draw:name="Google Shape;316;p48" draw:style-name="gr2" draw:text-style-name="P7" draw:layer="layout" svg:width="26.727cm" svg:height="3.505cm" svg:x="1.484cm" svg:y="0.837cm">
          <text:p text:style-name="P1"><text:span text:style-name="T4">Interesting 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8" draw:style-name="gr14" draw:text-style-name="P13" draw:layer="layout" svg:width="26.727cm" svg:height="12.177cm" svg:x="1.484cm" svg:y="4.913cm">
          <text:list text:style-name="L1">
            <text:list-item>
              <text:p><text:span text:style-name="T5">Online book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64"><text:span text:style-name="T31"><text:a xlink:href="https://git-scm.com/book/en/v2" xlink:type="simple">https://git-scm.com/book/en/v2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><text:span text:style-name="T5">Same page a pdf version v1 to download</text:span></text:p>
              <text:p><text:span text:style-name="T5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8;p48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313;g6b7ddaa06a_0_64:notes" presentation:style-name="pr43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14;g6b7ddaa06a_0_64:notes" draw:style-name="gr1" draw:layer="layout" svg:width="17.96cm" svg:height="9.524cm" svg:x="0.544cm" svg:y="1.93cm" draw:page-number="36" presentation:class="page"/>
        </presentation:notes>
      </draw:page>
      <draw:page draw:name="Questions ?" draw:style-name="dp3" draw:master-page-name="Default">
        <draw:frame draw:name="Google Shape;324;p49" presentation:style-name="pr44" draw:text-style-name="P18" draw:layer="layout" svg:width="27.674cm" svg:height="3.436cm" svg:x="1.012cm" svg:y="8.781cm" presentation:class="title" presentation:user-transformed="true">
          <draw:text-box>
            <text:p text:style-name="P1"><text:span text:style-name="T32">Questions ?</text:span></text:p>
          </draw:text-box>
        </draw:frame>
        <draw:frame draw:name="Google Shape;325;p49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320;g75b324c55a_0_685:notes" draw:style-name="gr1" draw:layer="layout" svg:width="17.96cm" svg:height="9.524cm" svg:x="0.544cm" svg:y="1.93cm" draw:page-number="37" presentation:class="page"/>
          <draw:frame draw:name="Google Shape;321;g75b324c55a_0_685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2;g75b324c55a_0_68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6" svg:font-family="Arial"/>
    <style:font-face style:name="Arial2" svg:font-family="Arial" style:font-adornments="Regular"/>
    <style:font-face style:name="Calibri" svg:font-family="Calibri"/>
    <style:font-face style:name="Open Sans" svg:font-family="'Open Sans'"/>
    <style:font-face style:name="Arial" svg:font-family="Arial" style:font-pitch="variable"/>
    <style:font-face style:name="Arial3" svg:font-family="Arial" style:font-adornments="Regular" style:font-pitch="variable"/>
    <style:font-face style:name="Calibri1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1" svg:font-family="'Open Sans'" style:font-pitch="variable"/>
    <style:font-face style:name="Source Han Sans CN1" svg:font-family="'Source Han Sans CN'" style:font-pitch="variable"/>
    <style:font-face style:name="Arial4" svg:font-family="Arial" style:font-family-generic="roman" style:font-pitch="variable"/>
    <style:font-face style:name="Arial5" svg:font-family="Aria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Regular" style:font-family-generic="swiss" style:font-pitch="variable"/>
    <style:font-face style:name="Arial7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dddddd" draw:start-intensity="100%" draw:end-intensity="100%" draw:angle="900" draw:border="56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d9ead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6" fo:font-family="Arial" fo:font-size="15.3999996185303pt" fo:letter-spacing="normal" fo:font-style="normal" fo:text-shadow="none" style:text-underline-style="none" fo:font-weight="normal" style:letter-kerning="true" fo:background-color="transparent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6" fo:font-family="Arial" fo:font-size="15.3999996185303pt" fo:letter-spacing="normal" fo:font-style="normal" fo:text-shadow="none" style:text-underline-style="none" fo:font-weight="normal" style:letter-kerning="true" fo:background-color="transparent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d9ead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6" fo:font-family="Arial" fo:font-size="15.3999996185303pt" fo:letter-spacing="normal" fo:font-style="normal" fo:text-shadow="none" style:text-underline-style="none" fo:font-weight="normal" style:letter-kerning="true" fo:background-color="transparent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6" fo:font-family="Arial" fo:font-size="15.3999996185303pt" fo:letter-spacing="normal" fo:font-style="normal" fo:text-shadow="none" style:text-underline-style="none" fo:font-weight="normal" style:letter-kerning="true" fo:background-color="transparent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d9ead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6" fo:font-family="Arial" fo:font-size="15.3999996185303pt" fo:letter-spacing="normal" fo:font-style="normal" fo:text-shadow="none" style:text-underline-style="none" fo:font-weight="normal" style:letter-kerning="true" fo:background-color="transparent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6" fo:font-family="Arial" fo:font-size="15.3999996185303pt" fo:letter-spacing="normal" fo:font-style="normal" fo:text-shadow="none" style:text-underline-style="none" fo:font-weight="normal" style:letter-kerning="true" fo:background-color="transparent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50.0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9ead3"/>
    </style:style>
    <style:style style:name="Mdp2" style:family="drawing-page">
      <style:drawing-page-properties draw:background-size="border" draw:fill="gradient" draw:fill-gradient-name="gradient" draw:gradient-step-count="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-title">
      <style:graphic-properties draw:auto-grow-height="false" fo:min-height="2.63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6" fo:font-size="10pt" fo:letter-spacing="normal" fo:font-style="normal" style:text-underline-style="none" fo:font-weight="normal" style:font-name-asian="Arial6" style:font-size-asian="10pt" style:font-style-asian="normal" style:font-weight-asian="normal" style:font-name-complex="Arial6" style:font-size-complex="1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ITLE" style:page-layout-name="PM1" draw:style-name="Mdp1">
      <draw:frame draw:name="Google Shape;14;p2" presentation:style-name="TITLE-title" draw:layer="backgroundobjects" svg:width="27.674cm" svg:height="8.38cm" svg:x="1.012cm" svg:y="3.04cm" presentation:class="title" presentation:placeholder="true" presentation:user-transformed="true">
        <draw:text-box/>
      </draw:frame>
      <draw:frame draw:name="Google Shape;16;p2" presentation:style-name="Mpr1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55;p13" presentation:style-name="OBJECT-title" draw:layer="backgroundobjects" svg:width="26.726cm" svg:height="3.503cm" svg:x="1.485cm" svg:y="0.837cm" presentation:class="title" presentation:placeholder="true" presentation:user-transformed="true">
        <draw:text-box/>
      </draw:frame>
      <draw:frame draw:name="Google Shape;56;p13" presentation:style-name="OBJECT-outline1" draw:layer="backgroundobjects" svg:width="26.726cm" svg:height="12.177cm" svg:x="1.485cm" svg:y="4.913cm" presentation:class="outline" presentation:placeholder="true" presentation:user-transformed="true">
        <draw:text-box/>
      </draw:frame>
      <draw:frame draw:name="Google Shape;57;p13" presentation:style-name="Mpr4" draw:text-style-name="MP8" draw:layer="backgroundobjects" svg:width="1.781cm" svg:height="1.606cm" svg:x="27.792cm" svg:y="19.392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8;p3" presentation:style-name="SECTION_5f_HEADER-title" draw:layer="backgroundobjects" svg:width="27.674cm" svg:height="3.436cm" svg:x="1.012cm" svg:y="8.781cm" presentation:class="title" presentation:placeholder="true" presentation:user-transformed="true">
        <draw:text-box/>
      </draw:frame>
      <draw:frame draw:name="Google Shape;19;p3" presentation:style-name="Mpr7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10" draw:layer="backgroundobjects" svg:width="26.729cm" svg:height="3.506cm" svg:x="1.485cm" svg:y="0.836cm" presentation:class="title">
        <draw:text-box>
          <text:p>Click to edit the title text format</text:p>
        </draw:text-box>
      </draw:frame>
      <draw:frame draw:style-name="Mgr3" draw:text-style-name="MP9" draw:layer="backgroundobjects" svg:width="26.729cm" svg:height="12.179cm" svg:x="1.484cm" svg:y="4.913cm">
        <draw:text-box>
          <text:p/>
        </draw:text-box>
      </draw:frame>
      <draw:frame presentation:style-name="Mpr11" draw:text-style-name="MP2" draw:layer="backgroundobjects" svg:width="6.919cm" svg:height="1.446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1" draw:layer="backgroundobjects" svg:width="9.414cm" svg:height="1.446cm" svg:x="10.156cm" svg:y="19.13cm" presentation:class="footer">
        <draw:text-box>
          <text:p text:style-name="MP10"><text:span text:style-name="MT1"><presentation:footer/></text:span></text:p>
        </draw:text-box>
      </draw:frame>
      <draw:frame presentation:style-name="Mpr11" draw:text-style-name="MP4" draw:layer="backgroundobjects" svg:width="6.919cm" svg:height="1.446cm" svg:x="21.293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6.729cm" svg:height="12.179cm" svg:x="1.485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7.96cm" svg:height="9.524cm" svg:x="0.544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3.2.0$Linux_X86_64 LibreOffice_project/30$Build-2</meta:generator>
    <dc:date>2020-01-24T15:19:35.671045326</dc:date>
    <dc:creator>Rick van Ek</dc:creator>
    <meta:editing-duration>PT45M21S</meta:editing-duration>
    <meta:editing-cycles>9</meta:editing-cycles>
    <meta:document-statistic meta:object-count="248"/>
  </office:meta>
</office:document-meta>
</file>